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Обычный">
      <style:paragraph-properties fo:margin-top="0cm" fo:margin-bottom="0cm" fo:line-height="100%" fo:text-align="center" style:justify-single-word="false">
        <style:tab-stops>
          <style:tab-stop style:position="1.752cm"/>
        </style:tab-stops>
      </style:paragraph-properties>
      <style:text-properties style:font-name="Times New Roman" fo:font-size="12pt" fo:font-weight="bold" style:font-size-asian="12pt" style:font-weight-asian="bold" style:font-size-complex="12pt"/>
    </style:style>
    <style:style style:name="P3" style:family="paragraph" style:parent-style-name="Обычный">
      <style:paragraph-properties fo:margin-top="0cm" fo:margin-bottom="0cm" fo:line-height="100%">
        <style:tab-stops>
          <style:tab-stop style:position="1.752cm"/>
        </style:tab-stops>
      </style:paragraph-properties>
      <style:text-properties style:font-name="Times New Roman" fo:font-size="12pt" fo:font-weight="bold" style:font-size-asian="12pt" style:font-weight-asian="bold" style:font-size-complex="12pt"/>
    </style:style>
    <style:style style:name="P4" style:family="paragraph" style:parent-style-name="Обычный">
      <style:paragraph-properties fo:margin-top="0cm" fo:margin-bottom="0cm" fo:line-height="100%" fo:text-align="justify" style:justify-single-word="false">
        <style:tab-stops>
          <style:tab-stop style:position="1.752cm"/>
        </style:tab-stops>
      </style:paragraph-properties>
      <style:text-properties style:font-name="Times New Roman" fo:font-size="12pt" fo:font-weight="bold" style:font-size-asian="12pt" style:font-weight-asian="bold" style:font-size-complex="12pt"/>
    </style:style>
    <style:style style:name="P5" style:family="paragraph" style:parent-style-name="Обычный">
      <style:paragraph-properties fo:margin-top="0cm" fo:margin-bottom="0cm" fo:line-height="100%" fo:text-align="justify" style:justify-single-word="false"/>
      <style:text-properties style:font-name="Times New Roman" fo:font-size="12pt" style:font-size-asian="12pt" style:font-size-complex="12pt"/>
    </style:style>
    <style:style style:name="P6" style:family="paragraph" style:parent-style-name="Обычный">
      <style:paragraph-properties fo:margin-left="0cm" fo:margin-right="0cm" fo:margin-top="0cm" fo:margin-bottom="0cm" fo:line-height="100%" fo:text-align="justify" style:justify-single-word="false" fo:text-indent="1.249cm" style:auto-text-indent="false"/>
      <style:text-properties style:font-name="Times New Roman" fo:font-size="12pt" fo:font-weight="bold" style:font-size-asian="12pt" style:font-weight-asian="bold" style:font-size-complex="12pt"/>
    </style:style>
    <style:style style:name="P7" style:family="paragraph" style:parent-style-name="Обычный">
      <style:paragraph-properties fo:margin-left="0cm" fo:margin-right="0cm" fo:margin-top="0cm" fo:margin-bottom="0cm" fo:line-height="100%" fo:text-align="justify" style:justify-single-word="false" fo:text-indent="1.249cm" style:auto-text-indent="false"/>
      <style:text-properties style:font-name="Times New Roman" fo:font-size="12pt" style:font-size-asian="12pt" style:font-size-complex="12pt"/>
    </style:style>
    <style:style style:name="P8" style:family="paragraph" style:parent-style-name="Обычный">
      <style:paragraph-properties fo:margin-left="1.251cm" fo:margin-right="0cm" fo:margin-top="0cm" fo:margin-bottom="0cm" fo:line-height="100%" fo:text-indent="0cm" style:auto-text-indent="false">
        <style:tab-stops/>
      </style:paragraph-properties>
      <style:text-properties style:font-name="Times New Roman" fo:font-size="12pt" fo:language="en" fo:country="US" fo:font-weight="bold" style:font-size-asian="12pt" style:font-weight-asian="bold" style:font-size-complex="12pt"/>
    </style:style>
    <style:style style:name="P9" style:family="paragraph" style:parent-style-name="Обычный">
      <style:paragraph-properties fo:margin-left="1.251cm" fo:margin-right="0cm" fo:margin-top="0cm" fo:margin-bottom="0cm" fo:line-height="100%" fo:text-align="justify" style:justify-single-word="false" fo:text-indent="0cm" style:auto-text-indent="false">
        <style:tab-stops/>
      </style:paragraph-properties>
      <style:text-properties style:font-name="Times New Roman" fo:font-size="12pt" style:font-size-asian="12pt" style:font-size-complex="12pt"/>
    </style:style>
    <style:style style:name="P10" style:family="paragraph" style:parent-style-name="Обычный">
      <style:paragraph-properties fo:margin-left="1.251cm" fo:margin-right="0cm" fo:margin-top="0cm" fo:margin-bottom="0cm" fo:line-height="100%" fo:text-indent="0cm" style:auto-text-indent="false">
        <style:tab-stops/>
      </style:paragraph-properties>
      <style:text-properties style:font-name="Times New Roman" fo:font-size="12pt" fo:font-weight="bold" style:font-size-asian="12pt" style:font-weight-asian="bold" style:font-size-complex="12pt"/>
    </style:style>
    <style:style style:name="P11" style:family="paragraph" style:parent-style-name="Обычный">
      <style:paragraph-properties fo:margin-left="0cm" fo:margin-right="0cm" fo:margin-top="0cm" fo:margin-bottom="0cm" fo:line-height="100%" fo:text-indent="1.251cm" style:auto-text-indent="false"/>
      <style:text-properties style:font-name="Times New Roman" fo:font-size="12pt" fo:language="en" fo:country="US" fo:font-weight="bold" style:font-size-asian="12pt" style:font-weight-asian="bold" style:font-size-complex="12pt"/>
    </style:style>
    <style:style style:name="P12" style:family="paragraph" style:parent-style-name="Обычный">
      <style:paragraph-properties fo:margin-left="0cm" fo:margin-right="0cm" fo:margin-top="0cm" fo:margin-bottom="0cm" fo:line-height="100%" fo:text-indent="1.251cm" style:auto-text-indent="false"/>
      <style:text-properties style:font-name="Times New Roman" fo:font-size="12pt" style:font-size-asian="12pt" style:font-size-complex="12pt"/>
    </style:style>
    <style:style style:name="P13" style:family="paragraph" style:parent-style-name="Обычный">
      <style:paragraph-properties fo:margin-left="0cm" fo:margin-right="0cm" fo:margin-top="0cm" fo:margin-bottom="0cm" fo:line-height="100%" fo:text-align="justify" style:justify-single-word="false" fo:text-indent="1.251cm" style:auto-text-indent="false"/>
      <style:text-properties style:font-name="Times New Roman" fo:font-size="12pt" style:font-size-asian="12pt" style:font-size-complex="12pt"/>
    </style:style>
    <style:style style:name="P14" style:family="paragraph" style:parent-style-name="Обычный">
      <style:paragraph-properties fo:margin-left="0cm" fo:margin-right="0cm" fo:margin-top="0cm" fo:margin-bottom="0cm" fo:line-height="100%" fo:text-indent="1.251cm" style:auto-text-indent="false"/>
      <style:text-properties style:font-name="Times New Roman" fo:font-size="12pt" fo:font-weight="bold" style:font-size-asian="12pt" style:font-weight-asian="bold" style:font-size-complex="12pt"/>
    </style:style>
    <style:style style:name="P15" style:family="paragraph" style:parent-style-name="Обычный">
      <style:paragraph-properties fo:margin-left="0cm" fo:margin-right="0cm" fo:margin-top="0cm" fo:margin-bottom="0cm" fo:line-height="100%" fo:text-align="justify" style:justify-single-word="false" fo:text-indent="1.251cm" style:auto-text-indent="false"/>
      <style:text-properties style:font-name="Times New Roman" fo:font-size="12pt" fo:font-weight="bold" style:font-size-asian="12pt" style:font-weight-asian="bold" style:font-size-complex="12pt"/>
    </style:style>
    <style:style style:name="P16" style:family="paragraph" style:parent-style-name="Обычный" style:master-page-name="MP0">
      <style:paragraph-properties fo:margin-top="0cm" fo:margin-bottom="0cm" fo:line-height="100%" fo:text-align="center" style:justify-single-word="false" style:page-number="auto" fo:break-before="page">
        <style:tab-stops>
          <style:tab-stop style:position="1.752cm"/>
        </style:tab-stops>
      </style:paragraph-properties>
      <style:text-properties style:font-name="Times New Roman" fo:font-size="12pt" fo:font-weight="bold" style:font-size-asian="12pt" style:font-weight-asian="bold" style:font-size-complex="12pt"/>
    </style:style>
    <style:style style:name="P17" style:family="paragraph" style:parent-style-name="Обычный" style:list-style-name="L1">
      <style:paragraph-properties fo:margin-left="0cm" fo:margin-right="0cm" fo:margin-top="0cm" fo:margin-bottom="0cm" fo:line-height="100%" fo:text-align="center" style:justify-single-word="false" fo:text-indent="0.616cm" style:auto-text-indent="false"/>
      <style:text-properties style:font-name="Times New Roman" fo:font-size="12pt" fo:language="en" fo:country="US" fo:font-weight="bold" style:font-size-asian="12pt" style:font-weight-asian="bold" style:font-size-complex="12pt"/>
    </style:style>
    <style:style style:name="P18" style:family="paragraph" style:parent-style-name="Обычный" style:list-style-name="L1">
      <style:paragraph-properties fo:margin-left="0cm" fo:margin-right="0cm" fo:margin-top="0cm" fo:margin-bottom="0cm" fo:line-height="100%" fo:text-align="center" style:justify-single-word="false" fo:text-indent="0.616cm" style:auto-text-indent="false"/>
      <style:text-properties style:font-name="Times New Roman" fo:font-size="12pt" fo:font-weight="bold" style:font-size-asian="12pt" style:font-weight-asian="bold" style:font-size-complex="12pt"/>
    </style:style>
    <style:style style:name="P19" style:family="paragraph" style:parent-style-name="Обычный" style:list-style-name="L1">
      <style:paragraph-properties fo:margin-left="0cm" fo:margin-right="0cm" fo:margin-top="0cm" fo:margin-bottom="0cm" fo:line-height="100%" fo:text-align="justify" style:justify-single-word="false" fo:text-indent="1.251cm" style:auto-text-indent="false">
        <style:tab-stops/>
      </style:paragraph-properties>
    </style:style>
    <style:style style:name="P20" style:family="paragraph" style:parent-style-name="Обычный" style:list-style-name="L1">
      <style:paragraph-properties fo:margin-left="0cm" fo:margin-right="0cm" fo:margin-top="0cm" fo:margin-bottom="0cm" fo:line-height="100%" fo:text-align="center" style:justify-single-word="false" fo:text-indent="1.251cm" style:auto-text-indent="false">
        <style:tab-stops/>
      </style:paragraph-properties>
    </style:style>
    <style:style style:name="P21" style:family="paragraph" style:parent-style-name="Обычный" style:list-style-name="L1">
      <style:paragraph-properties fo:margin-left="0cm" fo:margin-right="0cm" fo:margin-top="0cm" fo:margin-bottom="0cm" fo:line-height="100%" fo:text-align="center" style:justify-single-word="false" fo:text-indent="1.251cm" style:auto-text-indent="false">
        <style:tab-stops/>
      </style:paragraph-properties>
      <style:text-properties style:font-name="Times New Roman" fo:font-size="12pt" fo:language="en" fo:country="US" fo:font-weight="bold" style:font-size-asian="12pt" style:font-weight-asian="bold" style:font-size-complex="12pt"/>
    </style:style>
    <style:style style:name="P22" style:family="paragraph" style:parent-style-name="Обычный" style:list-style-name="L1">
      <style:paragraph-properties fo:margin-left="0cm" fo:margin-right="0cm" fo:margin-top="0cm" fo:margin-bottom="0cm" fo:line-height="100%" fo:text-align="justify" style:justify-single-word="false" fo:text-indent="1.251cm" style:auto-text-indent="false">
        <style:tab-stops/>
      </style:paragraph-properties>
      <style:text-properties style:font-name="Times New Roman" fo:font-size="12pt" style:font-size-asian="12pt" style:font-size-complex="12pt"/>
    </style:style>
    <style:style style:name="P23" style:family="paragraph" style:parent-style-name="Обычный">
      <style:paragraph-properties fo:margin-left="0cm" fo:margin-right="0cm" fo:margin-top="0cm" fo:margin-bottom="0cm" fo:line-height="100%" fo:orphans="0" fo:widows="0" fo:text-indent="1.251cm" style:auto-text-indent="false" style:text-autospace="none"/>
      <style:text-properties style:font-name="Times New Roman" fo:font-size="12pt" style:font-size-asian="12pt" style:font-size-complex="12pt"/>
    </style:style>
    <style:style style:name="P24" style:family="paragraph" style:parent-style-name="Обычный" style:list-style-name="L1">
      <style:paragraph-properties fo:margin-left="0cm" fo:margin-right="0cm" fo:margin-top="0cm" fo:margin-bottom="0cm" fo:line-height="100%" fo:text-align="center" style:justify-single-word="false" fo:text-indent="1.251cm" style:auto-text-indent="false">
        <style:tab-stops/>
      </style:paragraph-properties>
      <style:text-properties style:font-name="Times New Roman" fo:font-size="12pt" fo:font-weight="bold" style:font-size-asian="12pt" style:font-weight-asian="bold" style:font-size-complex="12pt"/>
    </style:style>
    <style:style style:name="P25" style:family="paragraph" style:parent-style-name="Обычный" style:list-style-name="L1">
      <style:paragraph-properties fo:margin-left="0cm" fo:margin-right="0cm" fo:margin-top="0cm" fo:margin-bottom="0cm" fo:line-height="100%" fo:text-align="justify" style:justify-single-word="false" fo:text-indent="2cm" style:auto-text-indent="false">
        <style:tab-stops/>
      </style:paragraph-properties>
      <style:text-properties style:font-name="Times New Roman" fo:font-size="12pt" style:font-size-asian="12pt" style:font-size-complex="12pt"/>
    </style:style>
    <style:style style:name="P26" style:family="paragraph" style:parent-style-name="Обычный" style:list-style-name="L1">
      <style:paragraph-properties fo:margin-left="0cm" fo:margin-right="0cm" fo:margin-top="0cm" fo:margin-bottom="0cm" fo:line-height="100%" fo:text-align="justify" style:justify-single-word="false" fo:text-indent="2cm" style:auto-text-indent="false">
        <style:tab-stops/>
      </style:paragraph-properties>
    </style:style>
    <style:style style:name="P27" style:family="paragraph" style:parent-style-name="Обычный" style:list-style-name="L1">
      <style:paragraph-properties fo:margin-left="0cm" fo:margin-right="0cm" fo:margin-top="0cm" fo:margin-bottom="0cm" fo:line-height="100%" fo:text-align="justify" style:justify-single-word="false" fo:text-indent="0cm" style:auto-text-indent="false">
        <style:tab-stops/>
      </style:paragraph-properties>
      <style:text-properties style:font-name="Times New Roman" fo:font-size="12pt" style:font-size-asian="12pt" style:font-size-complex="12pt"/>
    </style:style>
    <style:style style:name="P28" style:family="paragraph" style:parent-style-name="Обычный">
      <style:paragraph-properties fo:margin-left="1.251cm" fo:margin-right="0cm" fo:margin-top="0cm" fo:margin-bottom="0cm" fo:line-height="100%" fo:orphans="0" fo:widows="0" fo:text-indent="0cm" style:auto-text-indent="false" style:text-autospace="none">
        <style:tab-stops/>
      </style:paragraph-properties>
      <style:text-properties style:font-name="Times New Roman" fo:font-size="12pt" style:font-size-asian="12pt" style:font-size-complex="12pt"/>
    </style:style>
    <style:style style:name="P29" style:family="paragraph" style:parent-style-name="Обычный">
      <style:paragraph-properties fo:margin-left="1.251cm" fo:margin-right="0cm" fo:margin-top="0cm" fo:margin-bottom="0cm" fo:line-height="100%" fo:text-indent="0cm" style:auto-text-indent="false">
        <style:tab-stops/>
      </style:paragraph-properties>
      <style:text-properties style:font-name="Times New Roman" fo:font-size="12pt" style:font-size-asian="12pt" style:font-size-complex="12pt"/>
    </style:style>
    <style:style style:name="P30" style:family="paragraph" style:parent-style-name="Обычный">
      <style:paragraph-properties fo:margin-left="1.251cm" fo:margin-right="0cm" fo:margin-top="0cm" fo:margin-bottom="0cm" fo:line-height="100%" fo:orphans="0" fo:widows="0" fo:text-indent="0cm" style:auto-text-indent="false" style:text-autospace="none">
        <style:tab-stops/>
      </style:paragraph-properties>
    </style:style>
    <style:style style:name="T1" style:family="text">
      <style:text-properties style:font-name="Times New Roman" fo:font-size="12pt" fo:font-weight="bold" style:font-size-asian="12pt" style:font-weight-asian="bold"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fo:font-weight="bold" style:font-size-asian="12pt" style:font-weight-asian="bold" style:font-size-complex="12pt"/>
    </style:style>
    <style:style style:name="T4" style:family="text">
      <style:text-properties style:font-name="Times New Roman" fo:font-size="12pt" fo:language="en" fo:country="US" style:font-size-asian="12pt" style:font-size-complex="12pt"/>
    </style:style>
    <style:style style:name="T5" style:family="text">
      <style:text-properties fo:language="en" fo:country="US"/>
    </style:style>
    <style:style style:name="T6" style:family="text">
      <style:text-properties fo:language="ru" fo:country="RU"/>
    </style:style>
    <text:list-style style:name="L1">
      <text:list-level-style-number text:level="1" text:style-name="WW_5f_CharLFO50LVL1" style:num-suffix="." style:num-format="1">
        <style:list-level-properties text:min-label-width="0.635cm"/>
      </text:list-level-style-number>
      <text:list-level-style-number text:level="2" style:num-suffix="." style:num-format="1" text:display-levels="2">
        <style:list-level-properties text:min-label-distance="0.15cm"/>
      </text:list-level-style-number>
      <text:list-level-style-number text:level="3" style:num-suffix="." style:num-format="1" text:display-levels="3">
        <style:list-level-properties text:min-label-distance="0.1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start text:name="OLE_LINK5"/><text:bookmark-start text:name="OLE_LINK6"/>ОФЕРТА <text:span text:style-name="T6">№ </text:span><text:span text:style-name="T5">{$num}</text:span></text:p>
      <text:p text:style-name="P2">НА ЗАКЛЮЧЕНИЕ <text:span text:style-name="T5">ДОГОВОРА</text:span></text:p>
      <text:p text:style-name="P2">об использовании онлайн сервиса «Безопасная сделка» </text:p>
      <text:p text:style-name="P3"/>
      <text:p text:style-name="P6">Настоящая Оферта является предложением ООО «Ваан» на заключение с лицами, указанными в настоящей Оферте, и являющимися Заказчиком и Исполнителем, как они определены ниже, Договора на условиях, изложенных в настоящей Оферте. Акцепт Оферты осуществляется в порядке, предусмотренном в настоящей Оферте. Акцепт Оферты Заказчиком и Исполнителем равносилен заключению Договора на условиях, изложенных в настоящей Оферте. </text:p>
      <text:p text:style-name="P6">Общество предлагает Заказчику и Исполнителю заключить Договор о предоставлении онлайн сервиса «Безопасная сделка» на следующих условиях:</text:p>
      <text:p text:style-name="P4"/>
      <text:p text:style-name="P7">Настоящий Договор об использовании онлайн сервиса «Безопасная сделка», далее также – Договор или настоящий Договор, заключен между: </text:p>
      <text:p text:style-name="P7">ООО «Ваан», место нахождения: 125040, Москва, улица Нижняя, дом 14, </text:p>
      <text:p text:style-name="P5">корпус 1, ОГРН 5067847040421, ИНН 7805399430, далее также Общество или Администрация Сайта;</text:p>
      <text:p text:style-name="P7">лицом, являющимся Заказчиком, как оно определено ниже, далее также Заказчик или Работодатель, принявшим Оферту в порядке, предусмотренном настоящим Договором; и</text:p>
      <text:p text:style-name="P7">лицом, являющимся Исполнителем, как оно определено ниже, далее также Исполнитель или Фри-лансер, принявшим Оферту в порядке, предусмотренном настоящим Договором;</text:p>
      <text:p text:style-name="P7">далее совместно именуемыми Стороны, а по отдельности – Сторона, </text:p>
      <text:p text:style-name="P7"><text:bookmark-end text:name="OLE_LINK5"/><text:bookmark-end text:name="OLE_LINK6"/>принимая во внимание положения ст. ст. 421 и 329 ГК РФ; а также</text:p>
      <text:p text:style-name="P7">учитывая, что между Заказчиком и Исполнителем при помощи Сайта заключено Соглашение, как оно определено ниже; и </text:p>
      <text:p text:style-name="P7">принимая во внимание, что Заказчик и Исполнитель заинтересованы в обеспечении исполнения взаимных встречных обязательств в связи с заключенным между ними Соглашением, а Общество в качестве независимого лица готово содействовать им в обеспечении исполнения таких обязательств способами, в порядке и объеме, предусмотренными настоящим Договором путем предоставления онлайн сервиса «Безопасная сделка».</text:p>
      <text:p text:style-name="P5"/>
      <text:list xml:id="list4312622498045814791" text:style-name="L1">
        <text:list-item>
          <text:p text:style-name="P17">Термины и определения</text:p>
        </text:list-item>
      </text:list>
      <text:p text:style-name="P8"/>
      <text:list xml:id="list34386919" text:continue-numbering="true" text:style-name="L1">
        <text:list-item>
          <text:list>
            <text:list-item>
              <text:p text:style-name="P19"><text:span text:style-name="Основной_20_шрифт_20_абзаца"><text:span text:style-name="T1">Вознаграждение</text:span></text:span><text:span text:style-name="Основной_20_шрифт_20_абзаца"><text:span text:style-name="T2"> — плата, причитающаяся Обществу за предоставление онлайн сервиса «Безопасная сделка», и сопутствующие операции, размер которой определяется в соответствии с Тарифами и настоящим Договором; </text:span></text:span></text:p>
            </text:list-item>
            <text:list-item>
              <text:p text:style-name="P19"><text:span text:style-name="Основной_20_шрифт_20_абзаца"><text:span text:style-name="T3">Договор</text:span></text:span><text:span text:style-name="Основной_20_шрифт_20_абзаца"><text:span text:style-name="T4"> </text:span></text:span><text:span text:style-name="Основной_20_шрифт_20_абзаца"><text:span text:style-name="T2">—</text:span></text:span><text:span text:style-name="Основной_20_шрифт_20_абзаца"><text:span text:style-name="T4"> означает настоящий Договор;</text:span></text:span></text:p>
            </text:list-item>
            <text:list-item>
              <text:p text:style-name="P19"><text:span text:style-name="Основной_20_шрифт_20_абзаца"><text:span text:style-name="T1">Заказчик</text:span></text:span><text:span text:style-name="Основной_20_шрифт_20_абзаца"><text:span text:style-name="T2"> – пользователь Сайта, зарегистрированный на Сайте в качестве Работодателя, заключивший с Исполнителем Соглашение. Заказчиком может быть физическое лицо — резидент Российской Федерации</text:span></text:span><text:span text:style-name="Основной_20_шрифт_20_абзаца"><text:span text:style-name="T2"> </text:span></text:span><text:span text:style-name="Основной_20_шрифт_20_абзаца"><text:span text:style-name="T2">или нерезидент Российской Федерации</text:span></text:span><text:span text:style-name="Основной_20_шрифт_20_абзаца"><text:span text:style-name="T2">, а также индивидуальный предприниматель, зарегистрированный в соответствии с законодательством Российской Федерации</text:span></text:span><text:span text:style-name="Основной_20_шрифт_20_абзаца"><text:span text:style-name="T2"> </text:span></text:span><text:span text:style-name="Основной_20_шрифт_20_абзаца"><text:span text:style-name="T2">или любого иного государства</text:span></text:span><text:span text:style-name="Основной_20_шрифт_20_абзаца"><text:span text:style-name="T2">, или юридическое лицо, созданное в соответствии с законодательством Российской Фед</text:span></text:span><text:span text:style-name="Основной_20_шрифт_20_абзаца"><text:span text:style-name="T2">ерации</text:span></text:span><text:span text:style-name="Основной_20_шрифт_20_абзаца"><text:span text:style-name="T2"> </text:span></text:span><text:span text:style-name="Основной_20_шрифт_20_абзаца"><text:span text:style-name="T2">или любого иного государства</text:span></text:span><text:span text:style-name="Основной_20_шрифт_20_абзаца"><text:span text:style-name="T2">;</text:span></text:span></text:p>
            </text:list-item>
            <text:list-item>
              <text:p text:style-name="P19"><text:soft-page-break/><text:span text:style-name="Основной_20_шрифт_20_абзаца"><text:span text:style-name="T1">Зарезервированные денежные средства</text:span></text:span><text:span text:style-name="Основной_20_шрифт_20_абзаца"><text:span text:style-name="T2"> — денежные средства, полученные Обществом в результате осуществленного Резервирования денежных средств;</text:span></text:span></text:p>
            </text:list-item>
            <text:list-item>
              <text:p text:style-name="P19"><text:span text:style-name="Основной_20_шрифт_20_абзаца"><text:span text:style-name="T1">Защищенные страницы Сайта</text:span></text:span><text:span text:style-name="Основной_20_шрифт_20_абзаца"><text:span text:style-name="T2"> — страницы онлайн сервиса Сайта «Безопасная сделка», доступ к которым возможен только при вводе Заказчиком или Исполнителем Логина и Пароля;</text:span></text:span></text:p>
            </text:list-item>
            <text:list-item>
              <text:p text:style-name="P19"><text:span text:style-name="Основной_20_шрифт_20_абзаца"><text:span text:style-name="T1">Исполнитель</text:span></text:span><text:span text:style-name="Основной_20_шрифт_20_абзаца"><text:span text:style-name="T2"> — пользователь Сайта, зарегистрированный на Сайте в качестве Фри-лансера, заключивший с Заказчиком Соглашение. Исполнителем может быть физическое лицо — резидент Российской Федерации</text:span></text:span><text:span text:style-name="Основной_20_шрифт_20_абзаца"><text:span text:style-name="T2"> </text:span></text:span><text:span text:style-name="Основной_20_шрифт_20_абзаца"><text:span text:style-name="T2">или нерезидент Российской Федерации</text:span></text:span><text:span text:style-name="Основной_20_шрифт_20_абзаца"><text:span text:style-name="T2">, а также индивидуальный предприниматель, зарегистрированный в соответствии с законодательством Российской Федерации</text:span></text:span><text:span text:style-name="Основной_20_шрифт_20_абзаца"><text:span text:style-name="T2"> или любого иного государства</text:span></text:span><text:span text:style-name="Основной_20_шрифт_20_абзаца"><text:span text:style-name="T2">, или юридическое лицо, созданное в соответствии с законодательством Российской Федерации</text:span></text:span><text:span text:style-name="Основной_20_шрифт_20_абзаца"><text:span text:style-name="T2"> или любого иного государства</text:span></text:span><text:span text:style-name="Основной_20_шрифт_20_абзаца"><text:span text:style-name="T2">;</text:span></text:span></text:p>
            </text:list-item>
            <text:list-item>
              <text:p text:style-name="P19"><text:span text:style-name="Основной_20_шрифт_20_абзаца"><text:span text:style-name="T1">Логин</text:span></text:span><text:span text:style-name="Основной_20_шрифт_20_абзаца"><text:span text:style-name="T2"> — уникальное имя Заказчика или Исполнителя, используемое им на Сайте в целях доступа к Защищенным страницам Сайта;</text:span></text:span></text:p>
            </text:list-item>
            <text:list-item>
              <text:p text:style-name="P19"><text:span text:style-name="Основной_20_шрифт_20_абзаца"><text:span text:style-name="T1">Оферта</text:span></text:span><text:span text:style-name="Основной_20_шрифт_20_абзаца"><text:span text:style-name="T2"> — настоящее предложение Общества, сделанное Заказчику и Исполнителю при помощи программно-технических средств Сайта, заключить настоящий Договор на условиях, указанных в Оферте. Текст Оферты размещен на Сайте в сети Интернет по адресу: </text:span></text:span><text:a xlink:type="simple" xlink:href="http://www.free-lance.ru/offer_escrow.pdf"><text:span text:style-name="Основной_20_шрифт_20_абзаца"><text:span text:style-name="T2">http://www.free-lance.ru/offer_escrow.pdf</text:span></text:span></text:a><text:span text:style-name="Основной_20_шрифт_20_абзаца"><text:span text:style-name="T2">;</text:span></text:span></text:p>
            </text:list-item>
            <text:list-item>
              <text:p text:style-name="P19"><text:span text:style-name="Основной_20_шрифт_20_абзаца"><text:span text:style-name="T1">Осуществление оплаты и/или возврата Стоимости работы</text:span></text:span><text:span text:style-name="Основной_20_шрифт_20_абзаца"><text:span text:style-name="T2"> — осуществление Обществом всех необходимых и зависящих от него действий для того, чтобы оплата и/или возврат Стоимости работы был непосредственно произведен обслуживающим банком/иной платежной системой (платежным агентом) с участием или без такового третьих лиц в зависимости от выбранного Способа оплаты. Перечисление денежных средств непосредственно производится банком/иной платежной системой (платежным агентом) с участием или без такового третьих лиц в зависимости от выбранного Способа оплаты;</text:span></text:span></text:p>
            </text:list-item>
            <text:list-item>
              <text:p text:style-name="P19"><text:span text:style-name="Основной_20_шрифт_20_абзаца"><text:span text:style-name="T1">Пароль</text:span></text:span><text:span text:style-name="Основной_20_шрифт_20_абзаца"><text:span text:style-name="T2"> — сочетание букв, цифр и символов, уникальное для Логина, позволяющее при одновременном вводе с Логином войти на Защищенные страницы Сайта;</text:span></text:span></text:p>
            </text:list-item>
            <text:list-item>
              <text:p text:style-name="P19"><text:span text:style-name="Основной_20_шрифт_20_абзаца"><text:span text:style-name="T1">Пользовательское соглашение </text:span></text:span><text:span text:style-name="Основной_20_шрифт_20_абзаца"><text:span text:style-name="T2">— соглашение об условиях пользования Сайтом, заключенное между пользователями Сайта и Обществом. Текст Пользовательского соглашения размещен по адресу: </text:span></text:span><text:a xlink:type="simple" xlink:href="http://www.free-lance.ru/about/offer/"><text:span text:style-name="Основной_20_шрифт_20_абзаца"><text:span text:style-name="T2">http://www.free-lance.ru/about/offer/</text:span></text:span></text:a><text:span text:style-name="Основной_20_шрифт_20_абзаца"><text:span text:style-name="T2">;</text:span></text:span></text:p>
            </text:list-item>
            <text:list-item>
              <text:p text:style-name="P19"><text:span text:style-name="Основной_20_шрифт_20_абзаца"><text:span text:style-name="T1">Работа</text:span></text:span><text:span text:style-name="Основной_20_шрифт_20_абзаца"><text:span text:style-name="T2"> — дизайнерские, художественные, маркетинговые, рекламные, редакторские работы и/или услуги, услуги по созданию произведений в области литературы, искусства, фотографии, Интернет-технологий и программирования, услуги по переводу, иные работы и/или услуги, выполняемые и оказываемые Исполнителем в рамках Соглашения в соответствии с Техническим заданием;</text:span></text:span></text:p>
            </text:list-item>
            <text:list-item>
              <text:p text:style-name="P19"><text:span text:style-name="Основной_20_шрифт_20_абзаца"><text:span text:style-name="T1">Резервирование денежных средств</text:span></text:span><text:span text:style-name="Основной_20_шрифт_20_абзаца"><text:span text:style-name="T2"> — п</text:span></text:span><text:span text:style-name="Основной_20_шрифт_20_абзаца"><text:span text:style-name="T2">еречисление в соответствии с </text:span></text:span></text:p>
            </text:list-item>
          </text:list>
        </text:list-item>
      </text:list>
      <text:p text:style-name="P5">п. 4 Договора Заказчиком Обществу в полном объеме Стоимости работы, соответствующей части Вознаграждения Общества, уплачиваемой со стороны Заказчика, а также соответствующих сумм налогов и сборов, подлежащих одновременному перечислению в соответствии с применимым законодательством;</text:p>
      <text:list xml:id="list34392227" text:continue-numbering="true" text:style-name="L1">
        <text:list-item>
          <text:list>
            <text:list-item>
              <text:p text:style-name="P19"><text:span text:style-name="Основной_20_шрифт_20_абзаца"><text:span text:style-name="T1">Сайт</text:span></text:span><text:span text:style-name="Основной_20_шрифт_20_абзаца"><text:span text:style-name="T2"> – совокупность программных и аппаратных средств для ЭВМ, обеспечивающих публикацию для обозрения информации и данных, объединенных общим целевым назначением, посредством технических средств, применяемых для связи между ЭВМ в сети Интернет. Сайт доступен по уникальному электронному </text:span></text:span><text:soft-page-break/><text:span text:style-name="Основной_20_шрифт_20_абзаца"><text:span text:style-name="T2">адресу или его буквенному обозначению. Под Сайтом в Договоре понимается Сайт, расположенный в сети Интернет по адресу: </text:span></text:span><text:a xlink:type="simple" xlink:href="http://www.free-lance.ru/" office:target-frame-name="_top" xlink:show="replace"><text:span text:style-name="Основной_20_шрифт_20_абзаца"><text:span text:style-name="T4">http</text:span></text:span></text:a><text:a xlink:type="simple" xlink:href="http://www.free-lance.ru/" office:target-frame-name="_top" xlink:show="replace"><text:span text:style-name="Основной_20_шрифт_20_абзаца"><text:span text:style-name="T2">://</text:span></text:span></text:a><text:a xlink:type="simple" xlink:href="http://www.free-lance.ru/" office:target-frame-name="_top" xlink:show="replace"><text:span text:style-name="Основной_20_шрифт_20_абзаца"><text:span text:style-name="T4">www</text:span></text:span></text:a><text:a xlink:type="simple" xlink:href="http://www.free-lance.ru/" office:target-frame-name="_top" xlink:show="replace"><text:span text:style-name="Основной_20_шрифт_20_абзаца"><text:span text:style-name="T2">.</text:span></text:span></text:a><text:a xlink:type="simple" xlink:href="http://www.free-lance.ru/" office:target-frame-name="_top" xlink:show="replace"><text:span text:style-name="Основной_20_шрифт_20_абзаца"><text:span text:style-name="T4">free-lance.ru</text:span></text:span></text:a><text:span text:style-name="Основной_20_шрифт_20_абзаца"><text:span text:style-name="T2">;</text:span></text:span></text:p>
            </text:list-item>
            <text:list-item>
              <text:p text:style-name="P19"><text:span text:style-name="Основной_20_шрифт_20_абзаца"><text:span text:style-name="T1">Безопасная сделка</text:span></text:span><text:span text:style-name="Основной_20_шрифт_20_абзаца"><text:span text:style-name="T2"> — онлайн сервис, доступный на Сайте, более подробная информация о котором содержится на Сайте в сети Интернет по адресу: </text:span></text:span><text:a xlink:type="simple" xlink:href="http://www.free-lance.ru/promo/sbr/"><text:span text:style-name="Основной_20_шрифт_20_абзаца"><text:span text:style-name="T2">http://www.free-lance.ru/promo/sbr/</text:span></text:span></text:a><text:span text:style-name="Основной_20_шрифт_20_абзаца"><text:span text:style-name="T2">, и для начала пользования которым со стороны Заказчика и/или Исполнителя предлагается настоящая Оферта;</text:span></text:span></text:p>
            </text:list-item>
            <text:list-item>
              <text:p text:style-name="P19"><text:span text:style-name="Основной_20_шрифт_20_абзаца"><text:span text:style-name="T1">Соглашение</text:span></text:span><text:span text:style-name="Основной_20_шрифт_20_абзаца"><text:span text:style-name="T2"> — соглашение о выполнении работ и/или оказании услуг, заключенное между Исполнителем и Заказчиком при помощи Сайта, неотъемлемой частью которого является Техническое задание, и в связи с которым Общество предлагает путем направления через Сайт Заказчику и Исполнителю Оферты заключить настоящий Договор. Текст Соглашения размещен на Сайте в сети Интернет по адресу: </text:span></text:span><text:a xlink:type="simple" xlink:href="http://www.free-lance.ru/agreement_escrow.pdf"><text:span text:style-name="Основной_20_шрифт_20_абзаца"><text:span text:style-name="T2">http://www.free-lance.ru/agreement_escrow.pdf</text:span></text:span></text:a><text:span text:style-name="Основной_20_шрифт_20_абзаца"><text:span text:style-name="T2">;</text:span></text:span></text:p>
            </text:list-item>
            <text:list-item>
              <text:p text:style-name="P19"><text:span text:style-name="Основной_20_шрифт_20_абзаца"><text:span text:style-name="T1">Способ оплаты</text:span></text:span><text:span text:style-name="Основной_20_шрифт_20_абзаца"><text:span text:style-name="T2"> – любой из возможных и доступных для выбора на Сайте применительно к «Безопасной сделке» способов Резервирования денежных средств, возврата Стоимости работы Заказчику, Осуществления оплаты Стоимости работы Исполнителю, в том числе, безналичный (банковский) перевод, перевод Яндекс-Деньги, перевод </text:span></text:span><text:span text:style-name="Основной_20_шрифт_20_абзаца"><text:span text:style-name="T4">WebMoney</text:span></text:span><text:span text:style-name="Основной_20_шрифт_20_абзаца"><text:span text:style-name="T2"> </text:span></text:span><text:span text:style-name="Основной_20_шрифт_20_абзаца"><text:span text:style-name="T4">Transfer</text:span></text:span><text:span text:style-name="Основной_20_шрифт_20_абзаца"><text:span text:style-name="T2">, перевод </text:span></text:span><text:span text:style-name="Основной_20_шрифт_20_абзаца"><text:span text:style-name="T4">FM</text:span></text:span><text:span text:style-name="Основной_20_шрифт_20_абзаца"><text:span text:style-name="T2"> и иные способы безналичной формы оплаты в рублях Российской Федерации. Размер платы в связи с выбором того или иного Способа оплаты приведен в Тарифах; </text:span></text:span></text:p>
            </text:list-item>
            <text:list-item>
              <text:p text:style-name="P19"><text:span text:style-name="Основной_20_шрифт_20_абзаца"><text:span text:style-name="T1">Стоимость работы</text:span></text:span><text:span text:style-name="Основной_20_шрифт_20_абзаца"><text:span text:style-name="T2"> — цена Работы</text:span></text:span><text:span text:style-name="Основной_20_шрифт_20_абзаца"><text:span text:style-name="T2"> в рублях Российской Федерации</text:span></text:span><text:span text:style-name="Основной_20_шрифт_20_абзаца"><text:span text:style-name="T2">, согласованная Заказчиком и Исполнителем в Техническом задании;</text:span></text:span></text:p>
            </text:list-item>
            <text:list-item>
              <text:p text:style-name="P19"><text:bookmark-start text:name="_Ref251779910"/><text:span text:style-name="Основной_20_шрифт_20_абзаца"><text:span text:style-name="T1">Тарифы</text:span></text:span><text:span text:style-name="Основной_20_шрифт_20_абзаца"><text:span text:style-name="T2"> — система цен и ставок, исходя из которой рассчитывается Вознаграждение, размещенная на Сайте в сети Интернет по адресу: </text:span></text:span><text:a xlink:type="simple" xlink:href="http://www.free-lance.ru/price.pdf"><text:span text:style-name="Основной_20_шрифт_20_абзаца"><text:span text:style-name="T2">http://www.free-lance.ru/price.pdf</text:span></text:span></text:a><text:span text:style-name="Основной_20_шрифт_20_абзаца"><text:span text:style-name="T2"> и являющаяся неотъемлемой частью настоящего Договора</text:span></text:span><text:bookmark-end text:name="_Ref251779910"/><text:span text:style-name="Основной_20_шрифт_20_абзаца"><text:span text:style-name="T2">; </text:span></text:span></text:p>
            </text:list-item>
            <text:list-item>
              <text:p text:style-name="P19"><text:span text:style-name="Основной_20_шрифт_20_абзаца"><text:span text:style-name="T1">Техническое задание</text:span></text:span><text:span text:style-name="Основной_20_шрифт_20_абзаца"><text:span text:style-name="T2"> — совокупность договоренностей Заказчика и Исполнителя применительно к предмету и условиям выполнения Работы Исполнителем в рамках Соглашения, оформленное при помощи </text:span></text:span><text:span text:style-name="Основной_20_шрифт_20_абзаца"><text:span text:style-name="T2">программно-технических средств </text:span></text:span><text:span text:style-name="Основной_20_шрифт_20_абзаца"><text:span text:style-name="T2">Сайта. Техническое задание должно содержать описание Работы, достаточное для ее выполнения, </text:span></text:span><text:span text:style-name="Основной_20_шрифт_20_абзаца"><text:span text:style-name="T2">стоимость</text:span></text:span><text:span text:style-name="Основной_20_шрифт_20_абзаца"><text:span text:style-name="T2"> </text:span></text:span><text:span text:style-name="Основной_20_шрифт_20_абзаца"><text:span text:style-name="T2">Работы, срок выполнения Работы, иные условия выполнения Работы, имеющие существенное значение для Заказчика. Техническое задание является неотъемлемой частью Соглашения.</text:span></text:span></text:p>
            </text:list-item>
          </text:list>
        </text:list-item>
      </text:list>
      <text:p text:style-name="P9"/>
      <text:list xml:id="list34370226" text:continue-numbering="true" text:style-name="L1">
        <text:list-item>
          <text:p text:style-name="P21">Условия заключения настоящего Договора</text:p>
        </text:list-item>
      </text:list>
      <text:p text:style-name="P8"/>
      <text:list xml:id="list34390264" text:continue-numbering="true" text:style-name="L1">
        <text:list-item>
          <text:list>
            <text:list-item>
              <text:p text:style-name="P22">Настоящий Договор заключается с Исполнителем и Заказчиком, заключившими Соглашение. При этом Исполнителем и Заказчиком могут быть физические лица — резиденты Российской Федерации или нерезиденты Российской Федерации, индивидуальные предприниматели, зарегистрированные в соответствии с законодательством Российской Федерации или любого иного государства, а также юридические лица, созданные в соответствии с законодательством Российской Федерации или любого иного государства;</text:p>
            </text:list-item>
            <text:list-item>
              <text:p text:style-name="P22">Исполнитель и Заказчик гарантируют, что они в соответствии с применимым правом и правом страны происхождения обладают полной правоспособностью и дееспособностью, и имеют право заключать настоящий Договор, а также Соглашение;</text:p>
            </text:list-item>
            <text:list-item>
              <text:p text:style-name="P22">Исполнитель и Заказчик обязуются самостоятельно соблюдать законодательство о валютном регулировании и валютном контроле, а также таможенное законодательство и обязуются предоставлять все необходимые для этого документы и сведения соответствующим компетентным органам и организациям, другим Сторонам настоящего Договора;</text:p>
            </text:list-item>
            <text:list-item>
              <text:p text:style-name="P22"><text:soft-page-break/>В случае, когда одной из Сторон настоящего Договора является физическое лицо нерезидент Российской Федерации, или индивидуальный предприниматель, зарегистрированный в соответствии с законодательством любого другого государства, кроме Российской Федерации, или юридическое лицо, созданное в соответствии с законодательством любого другого государства, кроме Российской Федерации, для целей заключения настоящего Договора действуют следующие ограничения:</text:p>
              <text:list>
                <text:list-item>
                  <text:p text:style-name="P25">Сумма Зарезервированных денежных средств не должна превышать в эквиваленте 50000 (пятьдесят тысяч) долларов США по курсу иностранных валют к рублю, установленному ЦБ РФ на дату заключения настоящего Договора;</text:p>
                </text:list-item>
                <text:list-item>
                  <text:p text:style-name="P25"><text:bookmark-start text:name="_Ref273536930"/>Соглашение может заключаться только в отношении Работы, передача результатов которой будет осуществляться исключительно посредством Интернета, и/или Соглашение может заключаться в отношении оказания услуг<text:bookmark-end text:name="_Ref273536930"/>;</text:p>
                </text:list-item>
                <text:list-item>
                  <text:p text:style-name="P25">Способом оплаты является исключительно безналичный перевод через уполномоченный банк.</text:p>
                </text:list-item>
              </text:list>
            </text:list-item>
            <text:list-item>
              <text:p text:style-name="P22">Средством платежа (денежные средства) по настоящему договору являются рубли Российской Федерации вне зависимости от Способа оплаты. </text:p>
            </text:list-item>
          </text:list>
        </text:list-item>
      </text:list>
      <text:p text:style-name="P12"/>
      <text:list xml:id="list34382145" text:continue-numbering="true" text:style-name="L1">
        <text:list-item>
          <text:p text:style-name="P20"><text:span text:style-name="Основной_20_шрифт_20_абзаца"><text:span text:style-name="T3">Предмет </text:span></text:span><text:span text:style-name="Основной_20_шрифт_20_абзаца"><text:span text:style-name="T1">Д</text:span></text:span><text:span text:style-name="Основной_20_шрифт_20_абзаца"><text:span text:style-name="T3">оговора</text:span></text:span></text:p>
        </text:list-item>
      </text:list>
      <text:p text:style-name="P11"/>
      <text:list xml:id="list34393539" text:continue-numbering="true" text:style-name="L1">
        <text:list-item>
          <text:list>
            <text:list-item>
              <text:p text:style-name="P22">Настоящий Договор оформляет правовые отношения, возникающие между Заказчиком, Исполнителем и Обществом в связи с использованием онлайн сервиса «Безопасная сделка» применительно к Соглашению. </text:p>
            </text:list-item>
            <text:list-item>
              <text:p text:style-name="P22">Стороны соглашаются, что в целях обеспечения исполнения взаимных обязательств Заказчика и Исполнителя по Соглашению Заказчик до начала выполнения Исполнителем Работы осуществляет Резервирование денежных средств путем их перечисления Обществу одним из предусмотренных Способов оплаты. </text:p>
            </text:list-item>
            <text:list-item>
              <text:p text:style-name="P22">Общество через Защищенные страницы Сайта уведомляет Заказчика и Исполнителя об осуществленном Резервировании денежных средств.</text:p>
            </text:list-item>
            <text:list-item>
              <text:p text:style-name="P22">После осуществления Резервирования денежных средств Общество обязуется производить Осуществление оплаты Стоимости работы Исполнителю или возврата Стоимости работы Заказчику исключительно в том порядке и в таких соответствующих случаях, как это предусмотрено настоящим Договором. Заказчик безотзывно уполномочивает и инструктирует Общество производить Осуществление оплаты и/или возврата Стоимости работы исключительно в том порядке и в таких соответствующих случаях, как это предусмотрено настоящим Договором, а Исполнитель осведомлен и согласен с таким порядком Осуществления оплаты и/или возврата Стоимости работы. Заказчик и Исполнитель совместно и каждый по отдельности подтверждают, что настоящий Договор и Осуществление оплаты и/или возврата Стоимости работы в порядке, предусмотренном Договором, имеет значение для Заказчика и Исполнителя только как способ обеспечения исполнения взаимных обязательств Заказчика и Исполнителя по Соглашению, обусловленный особенностями сферы деятельности, в которой функционирует Сайт, и содержанием онлайн сервиса «Безопасная сделка».</text:p>
            </text:list-item>
            <text:list-item>
              <text:p text:style-name="P22">Настоящим Заказчик и Исполнитель также наделяют Общество в случае выбора того или иного Способа оплаты всеми соответствующими правами и полномочиями, необходимыми для того, чтобы реализовать такой Способ оплаты. </text:p>
            </text:list-item>
          </text:list>
        </text:list-item>
      </text:list>
      <text:p text:style-name="P12"/>
      <text:list xml:id="list34378777" text:continue-numbering="true" text:style-name="L1">
        <text:list-item>
          <text:p text:style-name="P21"><text:bookmark-start text:name="_Ref251251102"/>Резервирование денежных средств<text:bookmark-end text:name="_Ref251251102"/></text:p>
        </text:list-item>
      </text:list>
      <text:p text:style-name="P11"/>
      <text:list xml:id="list34374069" text:continue-numbering="true" text:style-name="L1">
        <text:list-item>
          <text:list>
            <text:list-item>
              <text:p text:style-name="P22"><text:soft-page-break/>Заказчик обязуется осуществить Резервирование денежных средств в полном объеме не позднее 3 (трех) рабочих дней с момента утверждения Технического задания Исполнителем в соответствии с п. 5 Соглашения.</text:p>
            </text:list-item>
            <text:list-item>
              <text:p text:style-name="P22">Перечисление денежных средств для целей Резервирования денежных средств осуществляется одним из Способов оплаты по выбору Заказчика. Такой выбор осуществляется при помощи технических средств Сайта. </text:p>
            </text:list-item>
            <text:list-item>
              <text:p text:style-name="P22">Резервирование денежных средств считается осуществленным Заказчиком в момент поступления всей соответствующей суммы денежных средств, подлежащей Резервированию, в Общество. </text:p>
            </text:list-item>
          </text:list>
        </text:list-item>
      </text:list>
      <text:p text:style-name="P12"/>
      <text:list xml:id="list34392694" text:continue-numbering="true" text:style-name="L1">
        <text:list-item>
          <text:p text:style-name="P21">Зарезервированные денежные средства</text:p>
        </text:list-item>
      </text:list>
      <text:p text:style-name="P11"/>
      <text:list xml:id="list34373922" text:continue-numbering="true" text:style-name="L1">
        <text:list-item>
          <text:list>
            <text:list-item>
              <text:p text:style-name="P22">Общество обязуется использовать Зарезервированные денежные средства исключительно в порядке, предусмотренном настоящим Договором.</text:p>
            </text:list-item>
            <text:list-item>
              <text:p text:style-name="P22">Ни на какие иные цели, кроме предусмотренных Договором, Общество не может использовать Зарезервированные денежные средства, за исключением случаев, когда это прямо требуется от Общества в соответствии с применимым законодательством, о чем Общество обязано незамедлительно уведомить Заказчика и Исполнителя через Защищенные страницы Сайта. </text:p>
            </text:list-item>
            <text:list-item>
              <text:p text:style-name="P22">Зарезервированные денежные средства могут использоваться Обществом без дополнительного уведомления других Сторон для уплаты налогов и сборов, возникающих или подлежащих уплате Обществом самостоятельно или в качестве налогового агента в связи с настоящим Договором или Соглашением.</text:p>
            </text:list-item>
            <text:list-item>
              <text:p text:style-name="P22">Любая часть Зарезервированных средств, составляющая Вознаграждение Общества, может использоваться Обществом самостоятельно без каких-либо ограничений на любые цели.</text:p>
            </text:list-item>
            <text:list-item>
              <text:p text:style-name="P22">На Зарезервированные денежные средства проценты не начисляются. </text:p>
            </text:list-item>
          </text:list>
        </text:list-item>
      </text:list>
      <text:p text:style-name="P15"/>
      <text:list xml:id="list34380098" text:continue-numbering="true" text:style-name="L1">
        <text:list-item>
          <text:p text:style-name="P24"><text:bookmark-start text:name="_Ref251089095"/>Осуществление оплаты Стоимости работы Исполнителю<text:bookmark-end text:name="_Ref251089095"/></text:p>
        </text:list-item>
      </text:list>
      <text:p text:style-name="P14"/>
      <text:list xml:id="list34377641" text:continue-numbering="true" text:style-name="L1">
        <text:list-item>
          <text:list>
            <text:list-item>
              <text:p text:style-name="P22"><text:bookmark-start text:name="_Ref251085442"/>Общество обязуется (и во избежание сомнений Заказчик безотзывно инструктирует и уполномочивает Общество, а Исполнитель осведомлен и согласен с этим) производить Осуществление оплаты Стоимости работы Исполнителю в случае наступления одного из следующих обстоятельств:<text:bookmark-end text:name="_Ref251085442"/> </text:p>
              <text:list>
                <text:list-item>
                  <text:p text:style-name="P25">Заказчик сообщил Обществу о надлежащем выполнении Работы Исполнителем и сдаче результата такой Работы Исполнителем, причем такое сообщение может быть сделано только с использованием технических средств Сайта через Защищенные страницы Сайта;</text:p>
                </text:list-item>
                <text:list-item>
                  <text:p text:style-name="P25"><text:bookmark-start text:name="_Ref251667575"/>По результатам рассмотрения обращения, направленного любой из Сторон, кроме Общества, в порядке, предусмотренном п. 9 Договора, Общество по своему собственному независимому усмотрению и убеждению приняло решение, что Работа выполнена надлежащим образом и в срок в соответствии с Соглашением и Техническим заданием, причем такое обращение может быть направлено только с использованием технических средств Сайта через Защищенные страницы Сайта;<text:bookmark-end text:name="_Ref251667575"/></text:p>
                </text:list-item>
                <text:list-item>
                  <text:p text:style-name="P25"><text:bookmark-start text:name="_Ref251668258"/>Заказчик и Исполнитель заключили соглашение, которое может быть оформлено только при помощи технических средств Сайта, об Осуществлении оплаты Стоимости работы Исполнителю, о чем Общество уведомлено;<text:bookmark-end text:name="_Ref251668258"/></text:p>
                </text:list-item>
              </text:list>
            </text:list-item>
            <text:list-item>
              <text:p text:style-name="P22">Осуществление оплаты Стоимости работы Исполнителю производится одним из Способов оплаты по выбору Исполнителя. Такой выбор осуществляется при помощи технических средств Сайта.</text:p>
            </text:list-item>
            <text:list-item>
              <text:p text:style-name="P22"><text:soft-page-break/>Осуществление оплаты Стоимости работы Исполнителю производится в срок не позднее 5 (пяти) рабочих дней с момента выполнения всех следующих, но не некоторых из них, условий: </text:p>
              <text:list>
                <text:list-item>
                  <text:p text:style-name="P26"><text:span text:style-name="Основной_20_шрифт_20_абзаца"><text:span text:style-name="T2">Наступило одно из обстоятельств, предусмотренных п. </text:span></text:span><text:span text:style-name="Основной_20_шрифт_20_абзаца"><text:span text:style-name="T2"><text:bookmark-ref text:reference-format="text" text:ref-name="_Ref251085442">Общество обязуется (и во избежание сомнений Заказчик безотзывно инструктирует и уполномочивает Общество, а Исполнитель осведомлен и согласен с этим) производить Осуществление оплаты Стоимости работы Исполнителю в случае наступления одного из следующих обстоятельств:</text:bookmark-ref></text:span></text:span><text:span text:style-name="Основной_20_шрифт_20_абзаца"><text:span text:style-name="T2"> Договора;</text:span></text:span></text:p>
                </text:list-item>
                <text:list-item>
                  <text:p text:style-name="P25"><text:bookmark-start text:name="OLE_LINK7"/>Исполнитель оформил и передал Обществу (если только Обществом не будет решено иное) все соответствующие документы, которые необходимы Обществу и/или Заказчику в соответствии с применимым законодательством, в том числе для ведения бухгалтерского и налогового учета, соблюдения законодательства о валютном регулировании и валютном контроле, включая, если применимо, документы и сведения в отношении Исполнителя, акты приема-передачи выполненной Работы, счета-фактуры и т.п. При этом копии указанных выше документов должны быть размещены Исполнителем на Защищенных страницах Сайта (если только Обществом не будет решено иное);<text:bookmark-end text:name="OLE_LINK7"/></text:p>
                </text:list-item>
                <text:list-item>
                  <text:p text:style-name="P25"><text:bookmark-start text:name="_Ref319316555"/>Исполнитель произвел выбор Способа оплаты Стоимости работы и сообщил Обществу все необходимые для этого реквизиты, причем такой выбор и такое сообщение могут быть сделаны только с использованием технических средств Сайта через Защищенные страницы Сайта.<text:bookmark-end text:name="_Ref319316555"/></text:p>
                </text:list-item>
              </text:list>
            </text:list-item>
            <text:list-item>
              <text:p text:style-name="P22"><text:bookmark-start text:name="_Ref251090499"/><text:bookmark-start text:name="OLE_LINK3"/><text:bookmark-start text:name="OLE_LINK4"/>При Осуществлении оплаты Стоимости работы Исполнителю Общество вправе, в соответствии с применимым законодательством, удерживать все соответствующие суммы налогов, сборов и взносов, подлежащие удержанию или уплате в связи с настоящим Договором, Соглашением или Осуществлением оплаты Стоимости работы, в бюджетную систему Российской Федерации, а также удерживать и/или производить зачет в связи с причитающимся Обществу Вознаграждением, подлежащим оплате со стороны Исполнителя<text:bookmark-end text:name="OLE_LINK3"/><text:bookmark-end text:name="OLE_LINK4"/> и/или Заказчика, если между Обществом и Исполнителем и/или Заказчиком не согласовано иное.<text:bookmark-end text:name="_Ref251090499"/> При этом плательщиком страховых взносов является Заказчик, который самостоятельно осуществляет выплаты страховых взносов в отношении Исполнителя во все необходимые фонды (в частности, но, не ограничиваясь этим, пенсионный фонд, фонд обязательного медицинского страхования) в соответствии с применимым законодательством. </text:p>
              <text:p text:style-name="P27"><text:s text:c="5"/>Без ущерба для вышеуказанного положения п. 6.4. Договора, если Заказчик и/или Исполнитель являются физическими лицами нерезидентами Российской Федерации или индивидуальными предпринимателями, зарегистрированными в соответствии с законодательством любого другого государства, кроме Российской Федерации, или юридическими лицами, созданными в соответствии с законодательством любого другого государства, кроме Российской Федерации, то они самостоятельно уплачивают все необходимые налоги, сборы и взносы, подлежащие уплате в связи с настоящим Договором, Соглашением или Осуществлением оплаты Стоимости работы, в бюджет своего государства в соответствии с применимым правом и самостоятельно несут соответствующие риски и ответственность в случае их неуплаты.</text:p>
            </text:list-item>
            <text:list-item>
              <text:p text:style-name="P22">Обязанность Общества по Осуществлению оплаты Стоимости работы Исполнителю будет считаться исполненной с момента (момента оплаты) совершения Обществом всех зависящих от него действий для Осуществления оплаты Стоимости работы Исполнителю в зависимости от Способа оплаты, выбранного Исполнителем.</text:p>
            </text:list-item>
            <text:list-item>
              <text:p text:style-name="P19"><text:span text:style-name="Основной_20_шрифт_20_абзаца"><text:span text:style-name="T2">Исполнение Обществом обязанности по Осуществлению оплаты Стоимости работы Исполнителю будет одновременно означать исполнение Заказчиком обязанности по оплате Стоимости работы по Соглашению в полном объеме, </text:span></text:span><text:soft-page-break/><text:span text:style-name="Основной_20_шрифт_20_абзаца"><text:span text:style-name="T2">независимо от</text:span></text:span><text:span text:style-name="Основной_20_шрифт_20_абзаца"><text:span text:style-name="T2"> того, были ли проведены Обществом какие-либо удержания или зачеты в соответствии с п.</text:span></text:span><text:span text:style-name="Основной_20_шрифт_20_абзаца"><text:span text:style-name="T2"> </text:span></text:span><text:span text:style-name="Основной_20_шрифт_20_абзаца"><text:span text:style-name="T2"><text:bookmark-ref text:reference-format="text" text:ref-name="_Ref251090499">При Осуществлении оплаты Стоимости работы Исполнителю Общество вправе, в соответствии с применимым законодательством, удерживать все соответствующие суммы налогов, сборов и взносов, подлежащие удержанию или уплате в связи с настоящим Договором, Соглашением или Осуществлением оплаты Стоимости работы, в бюджетную систему Российской Федерации, а также удерживать и/или производить зачет в связи с причитающимся Обществу Вознаграждением, подлежащим оплате со стороны Исполнителя и/или Заказчика, если между Обществом и Исполнителем и/или Заказчиком не согласовано иное.</text:bookmark-ref></text:span></text:span><text:span text:style-name="Основной_20_шрифт_20_абзаца"><text:span text:style-name="T2"> </text:span></text:span><text:span text:style-name="Основной_20_шрифт_20_абзаца"><text:span text:style-name="T2">Договора. </text:span></text:span></text:p>
            </text:list-item>
            <text:list-item>
              <text:p text:style-name="P22"><text:bookmark-start text:name="OLE_LINK8"/><text:bookmark-start text:name="OLE_LINK9"/>С момента выбора Исполнителем на Защищенных страницах Сайта в качестве Способа оплаты перевод в FM, обязательства Общества по Осуществлению оплаты считаются исполненными, в то же время соответствующий эквивалент денежных средств, отражающийся на личном счете Исполнителя на Сайте, считается уплаченным в счет оплаты за оказываемые Обществом услуги по Пользовательскому соглашению.</text:p>
            </text:list-item>
          </text:list>
        </text:list-item>
      </text:list>
      <text:p text:style-name="P15"/>
      <text:list xml:id="list34395792" text:continue-numbering="true" text:style-name="L1">
        <text:list-item>
          <text:p text:style-name="P20"><text:bookmark-end text:name="OLE_LINK8"/><text:bookmark-end text:name="OLE_LINK9"/><text:span text:style-name="Основной_20_шрифт_20_абзаца"><text:span text:style-name="T3">Возврат Стоимости работ</text:span></text:span><text:span text:style-name="Основной_20_шрифт_20_абзаца"><text:span text:style-name="T1">ы</text:span></text:span><text:span text:style-name="Основной_20_шрифт_20_абзаца"><text:span text:style-name="T3"> Заказчику</text:span></text:span></text:p>
        </text:list-item>
      </text:list>
      <text:p text:style-name="P11"/>
      <text:list xml:id="list34377788" text:continue-numbering="true" text:style-name="L1">
        <text:list-item>
          <text:list>
            <text:list-item>
              <text:p text:style-name="P22"><text:bookmark-start text:name="_Ref251088091"/>Общество обязуется (и во избежание сомнений Заказчик безотзывно инструктирует и уполномочивает Общество, а Исполнитель осведомлен и согласен с этим) производить Осуществление возврата Стоимости работы Заказчику в случае наступления одного из следующих обстоятельств:<text:bookmark-end text:name="_Ref251088091"/> </text:p>
              <text:list>
                <text:list-item>
                  <text:p text:style-name="P25"><text:bookmark-start text:name="_Ref251088551"/>Наличие требования Заказчика об Осуществлении возврата Стоимости работы, в случае если с момента окончания срока для выполнения Работы, предусмотренного Техническим заданием, прошло 5 (пять) рабочих дней, и никаких сообщений о надлежащем выполнении Работы Исполнителем и сдаче результата такой Работы Исполнителем от Заказчика не поступало, и никаких обращений Заказчика и/или Исполнителя в порядке, предусмотренном п. 9 Договора, не было направлено;<text:bookmark-end text:name="_Ref251088551"/></text:p>
                </text:list-item>
                <text:list-item>
                  <text:p text:style-name="P25">По результатам рассмотрения обращения, направленного любой из Сторон, кроме Общества, в порядке, предусмотренном п. 9 Договора, Общество по своему собственному независимому усмотрению и убеждению приняло решение, что Работа выполнена ненадлежащим образом и/или не в срок, предусмотренный Соглашением и Техническим заданием, причем такое обращение может быть направлено только с использованием технических средств Сайта через Защищенные страницы Сайта;</text:p>
                </text:list-item>
                <text:list-item>
                  <text:p text:style-name="P25">Заказчик и Исполнитель заключили соглашение, которое может быть оформлено только при помощи технических средств Сайта, об Осуществлении возврата Стоимости работы Заказчику, о чем Общество уведомлено;</text:p>
                </text:list-item>
                <text:list-item>
                  <text:p text:style-name="P25">Соглашение расторгнуто или досрочно прекращено по любому основанию, о чем Общество было уведомлено с предоставлением надлежащего подтверждения, если только между Заказчиком и Исполнителем не достигнуто соглашение об Осуществлении оплаты в таком случае Исполнителю. </text:p>
                </text:list-item>
                <text:list-item>
                  <text:p text:style-name="P26"><text:bookmark-start text:name="_Ref319316906"/><text:span text:style-name="Основной_20_шрифт_20_абзаца"><text:span text:style-name="T2">Если условия п. </text:span></text:span><text:span text:style-name="Основной_20_шрифт_20_абзаца"><text:span text:style-name="T2"><text:bookmark-ref text:reference-format="text" text:ref-name="OLE_LINK7">Исполнитель оформил и передал Обществу (если только Обществом не будет решено иное) все соответствующие документы, которые необходимы Обществу и/или Заказчику в соответствии с применимым законодательством, в том числе для ведения бухгалтерского и налогового учета, соблюдения законодательства о валютном регулировании и валютном контроле, включая, если применимо, документы и сведения в отношении Исполнителя, акты приема-передачи выполненной Работы, счета-фактуры и т.п. При этом копии указанных выше документов должны быть размещены Исполнителем на Защищенных страницах Сайта (если только Обществом не будет решено иное);</text:bookmark-ref></text:span></text:span><text:soft-page-break/><text:span text:style-name="Основной_20_шрифт_20_абзаца"><text:span text:style-name="T2"> и</text:span></text:span><text:span text:style-name="Основной_20_шрифт_20_абзаца"><text:span text:style-name="T2">ли</text:span></text:span><text:span text:style-name="Основной_20_шрифт_20_абзаца"><text:span text:style-name="T2"> п. </text:span></text:span><text:span text:style-name="Основной_20_шрифт_20_абзаца"><text:span text:style-name="T2"><text:bookmark-ref text:reference-format="text" text:ref-name="_Ref319316555">Исполнитель произвел выбор Способа оплаты Стоимости работы и сообщил Обществу все необходимые для этого реквизиты, причем такой выбор и такое сообщение могут быть сделаны только с использованием технических средств Сайта через Защищенные страницы Сайта.</text:bookmark-ref></text:span></text:span><text:span text:style-name="Основной_20_шрифт_20_абзаца"><text:span text:style-name="T2"> Договора не были выполнены Исполнителем в течение 6 месяцев с момента наступления одного из обстоятельств, указанных в п. </text:span></text:span><text:span text:style-name="Основной_20_шрифт_20_абзаца"><text:span text:style-name="T2"><text:bookmark-ref text:reference-format="text" text:ref-name="_Ref251085442">Общество обязуется (и во избежание сомнений Заказчик безотзывно инструктирует и уполномочивает Общество, а Исполнитель осведомлен и согласен с этим) производить Осуществление оплаты Стоимости работы Исполнителю в случае наступления одного из следующих обстоятельств:</text:bookmark-ref></text:span></text:span><text:span text:style-name="Основной_20_шрифт_20_абзаца"><text:span text:style-name="T2"> Договора.</text:span></text:span><text:bookmark-end text:name="_Ref319316906"/></text:p>
                </text:list-item>
              </text:list>
            </text:list-item>
            <text:list-item>
              <text:p text:style-name="P22">Осуществление возврата Стоимости работы Заказчику производится тем же Способом оплаты, которым было осуществлено Резервирование денежных средств.</text:p>
              <text:list>
                <text:list-item>
                  <text:p text:style-name="P25">В случае Осуществления возврата Стоимости работы Заказчику на основании п. 7.1.5. Заказчик должен предоставить Обществу реквизиты, по которым Общество должно будет произвести Осуществление возврата Стоимости работы. Информация о данных реквизитах предоставляется Заказчиком Обществу в письменной форме по юридическому адресу Общества. При этом Осуществление возврата Стоимости работы будет производиться тем же Способом оплаты, которым было осуществлено Резервирование денежных средств.</text:p>
                </text:list-item>
              </text:list>
            </text:list-item>
            <text:list-item>
              <text:p text:style-name="P22">Осуществление возврата Стоимости работы Заказчику производится в срок не позднее 5 (пяти) рабочих дней с момента выполнения всех следующих, но не некоторых из них, условий: </text:p>
              <text:list>
                <text:list-item>
                  <text:p text:style-name="P26"><text:span text:style-name="Основной_20_шрифт_20_абзаца"><text:span text:style-name="T2">Наступило одно из обстоятельств, предусмотренных п. </text:span></text:span><text:span text:style-name="Основной_20_шрифт_20_абзаца"><text:span text:style-name="T2"><text:bookmark-ref text:reference-format="text" text:ref-name="_Ref251088091">Общество обязуется (и во избежание сомнений Заказчик безотзывно инструктирует и уполномочивает Общество, а Исполнитель осведомлен и согласен с этим) производить Осуществление возврата Стоимости работы Заказчику в случае наступления одного из следующих обстоятельств:</text:bookmark-ref></text:span></text:span><text:span text:style-name="Основной_20_шрифт_20_абзаца"><text:span text:style-name="T4"> Договора;</text:span></text:span></text:p>
                </text:list-item>
                <text:list-item>
                  <text:p text:style-name="P25">Заказчик оформил и передал Обществу (если только Обществом не будет решено иное) все соответствующие документы, которые необходимы Обществу и/или Исполнителю в соответствии с применимым законодательством, в том числе для ведения бухгалтерского и налогового учета, соблюдения законодательства о валютном регулировании и валютном контроле, включая, если применимо, документы и сведения в отношении Заказчика, акты приема-передачи выполненной Работы и т.п.). При этом копии указанных выше документов должны быть размещены Заказчиком на Защищенных страницах Сайта (если только Обществом не будет решено иное);</text:p>
                </text:list-item>
              </text:list>
            </text:list-item>
            <text:list-item>
              <text:p text:style-name="P19"><text:span text:style-name="Основной_20_шрифт_20_абзаца"><text:span text:style-name="T2">В случае</text:span></text:span><text:span text:style-name="Основной_20_шрифт_20_абзаца"><text:span text:style-name="T2"> если основанием для Осуществления возврата Стоимости работы Заказчику является обстоятельство, предусмотренное в п. </text:span></text:span><text:span text:style-name="Основной_20_шрифт_20_абзаца"><text:span text:style-name="T2"><text:bookmark-ref text:reference-format="text" text:ref-name="_Ref251088551">Наличие требования Заказчика об Осуществлении возврата Стоимости работы, в случае если с момента окончания срока для выполнения Работы, предусмотренного Техническим заданием, прошло 5 (пять) рабочих дней, и никаких сообщений о надлежащем выполнении Работы Исполнителем и сдаче результата такой Работы Исполнителем от Заказчика не поступало, и никаких обращений Заказчика и/или Исполнителя в порядке, предусмотренном п. 9 Договора, не было направлено;</text:bookmark-ref></text:span></text:span><text:span text:style-name="Основной_20_шрифт_20_абзаца"><text:span text:style-name="T2"> Договора, но при этом до момента исполнения обязанности Общества по Осуществлению возврата Стоимости работы Заказчику в Общество поступит обращение, направленное любой из Сторон, кроме Общества, в порядке, предусмотренном п. 9 Договора, Осуществление возврата Стоимости работы Заказчику не будет произведено до момента рассмотрения такого обращения и принятия решения по нему. При этом если по результатам рассмотрения такого обращения Общество по своему собственному независимому усмотрению и убеждению придет к выводу, что Работа выполнена надлежащим образом и в срок в </text:span></text:span><text:soft-page-break/><text:span text:style-name="Основной_20_шрифт_20_абзаца"><text:span text:style-name="T2">соответствии с Соглашением и Техническим заданием, Осуществление оплаты Стоимости работы Исполнителю будет произведено в порядке, предусмотренном п. 6 Договора. </text:span></text:span></text:p>
            </text:list-item>
            <text:list-item>
              <text:p text:style-name="P22">При Осуществлении возврата Стоимости работы Заказчику Общество вправе, в соответствии с применимым законодательством, удерживать все соответствующие суммы налогов, сборов и взносов, подлежащие удержанию или уплате в связи с настоящим Договором, Соглашением или Осуществлением возврата Стоимости работы, в бюджетную систему Российской Федерации, а также удерживать и/или производить зачет в связи с причитающимся Обществу Вознаграждением, подлежащим оплате со стороны Заказчика, если между Обществом и Заказчиком не согласовано иное. </text:p>
            </text:list-item>
          </text:list>
        </text:list-item>
      </text:list>
      <text:p text:style-name="P13">Без ущерба для вышеуказанного положения п. 7.5 Договора, если Заказчик и/или Исполнитель являются физическими лицами нерезидентами Российской Федерации или индивидуальными предпринимателями, зарегистрированными в соответствии с законодательством любого другого государства, кроме Российской Федерации, или юридическими лицами, созданными в соответствии с законодательством любого другого государства, кроме Российской Федерации, то они самостоятельно уплачивают все необходимые налоги, сборы и взносы, подлежащие уплате в связи с настоящим Договором, Соглашением или Осуществлением оплаты Стоимости работы, в бюджет своего государства в соответствии с применимым правом и самостоятельно несут соответствующие риски и ответственность в случае их неуплаты.</text:p>
      <text:list xml:id="list34394640" text:continue-numbering="true" text:style-name="L1">
        <text:list-item>
          <text:list>
            <text:list-item>
              <text:p text:style-name="P22">Обязанность Общества по Осуществлению возврата Стоимости работы Заказчику будет считаться исполненной с момента (момент возврата) совершения Обществом всех зависящих от него действий для Осуществления возврата Стоимости работы Заказчику в зависимости от Способа оплаты, выбранного Заказчиком.</text:p>
            </text:list-item>
            <text:list-item>
              <text:p text:style-name="P19"><text:span text:style-name="Основной_20_шрифт_20_абзаца"><text:span text:style-name="T2">В случае Осуществления возврата Стоимости работы Заказчику на основании п. </text:span></text:span><text:span text:style-name="Основной_20_шрифт_20_абзаца"><text:span text:style-name="T2"><text:bookmark-ref text:reference-format="text" text:ref-name="_Ref319316906">Если условия п. Исполнитель оформил и передал Обществу (если только Обществом не будет решено иное) все соответствующие документы, которые необходимы Обществу и/или Заказчику в соответствии с применимым законодательством, в том числе для ведения бухгалтерского и налогового учета, соблюдения законодательства о валютном регулировании и валютном контроле, включая, если применимо, документы и сведения в отношении Исполнителя, акты приема-передачи выполненной Работы, счета-фактуры и т.п. При этом копии указанных выше документов должны быть размещены Исполнителем на Защищенных страницах Сайта (если только Обществом не будет решено иное); или п. Исполнитель произвел выбор Способа оплаты Стоимости работы и сообщил Обществу все необходимые для этого реквизиты, причем такой выбор и такое сообщение могут быть сделаны только с использованием технических средств Сайта через Защищенные страницы Сайта. Договора не были выполнены Исполнителем в течение 6 месяцев с момента наступления одного из обстоятельств, указанных в п. Общество обязуется (и во избежание сомнений Заказчик безотзывно инструктирует и уполномочивает Общество, а Исполнитель осведомлен и согласен с этим) производить Осуществление оплаты Стоимости работы Исполнителю в случае наступления одного из следующих обстоятельств: Договора.</text:bookmark-ref></text:span></text:span><text:span text:style-name="Основной_20_шрифт_20_абзаца"><text:span text:style-name="T2">, оплата Стоимости работы Исполнителю производится в порядке и способом, согласованными между Исполнителем и Заказчиком, без привлечения Общества.</text:span></text:span></text:p>
            </text:list-item>
          </text:list>
        </text:list-item>
      </text:list>
      <text:p text:style-name="P12"/>
      <text:list xml:id="list34386493" text:continue-numbering="true" text:style-name="L1">
        <text:list-item>
          <text:p text:style-name="P24">Передача и приемка результата Работы</text:p>
        </text:list-item>
      </text:list>
      <text:p text:style-name="P14"/>
      <text:list xml:id="list34376228" text:continue-numbering="true" text:style-name="L1">
        <text:list-item>
          <text:list>
            <text:list-item>
              <text:p text:style-name="P19"><text:soft-page-break/><text:span text:style-name="Основной_20_шрифт_20_абзаца"><text:span text:style-name="T2">Исполнитель передает результат Работы Заказчику самостоятельно способом, согласованным с Заказчиком, с учетом ограничения, установленного п. </text:span></text:span><text:span text:style-name="Основной_20_шрифт_20_абзаца"><text:span text:style-name="T2"><text:bookmark-ref text:reference-format="text" text:ref-name="_Ref273536930">Соглашение может заключаться только в отношении Работы, передача результатов которой будет осуществляться исключительно посредством Интернета, и/или Соглашение может заключаться в отношении оказания услуг</text:bookmark-ref></text:span></text:span><text:span text:style-name="Основной_20_шрифт_20_абзаца"><text:span text:style-name="T2"> настоящего Договора. Передача результата Работы может осуществляться при помощи Сайта, если технические средства Сайта позволяют это сделать. </text:span></text:span><text:span text:style-name="Основной_20_шрифт_20_абзаца"><text:span text:style-name="T2">В соответствии с требованиями применимого законодательства Исполнитель и Заказчик самостоятельно оформляют акт приема-передачи результата Работы, выполненного Исполнителем по заказу Заказчика на основании Соглашения, заключенного между Исполнителем и Заказчиком</text:span></text:span><text:span text:style-name="Основной_20_шрифт_20_абзаца"><text:span text:style-name="T2">, а Исполнитель </text:span></text:span><text:span text:style-name="Основной_20_шрифт_20_абзаца"><text:span text:style-name="T2">в случаях</text:span></text:span><text:span text:style-name="Основной_20_шрифт_20_абзаца"><text:span text:style-name="T2">,</text:span></text:span><text:span text:style-name="Основной_20_шрифт_20_абзаца"><text:span text:style-name="T2"> предусмотренных применимым правом</text:span></text:span><text:span text:style-name="Основной_20_шрифт_20_абзаца"><text:span text:style-name="T2">,</text:span></text:span><text:span text:style-name="Основной_20_шрифт_20_абзаца"><text:span text:style-name="T2"> </text:span></text:span><text:span text:style-name="Основной_20_шрифт_20_абзаца"><text:span text:style-name="T2">самостоятельно выставляет счет-фактуру</text:span></text:span><text:span text:style-name="Основной_20_шрифт_20_абзаца"><text:span text:style-name="T2"> Заказчику на выполненную </text:span></text:span><text:span text:style-name="Основной_20_шрифт_20_абзаца"><text:span text:style-name="T2">им </text:span></text:span><text:span text:style-name="Основной_20_шрифт_20_абзаца"><text:span text:style-name="T2">Работу</text:span></text:span><text:span text:style-name="Основной_20_шрифт_20_абзаца"><text:span text:style-name="T2">.</text:span></text:span></text:p>
            </text:list-item>
            <text:list-item>
              <text:p text:style-name="P22"><text:bookmark-start text:name="_Ref251145986"/>Не позднее чем в течение 2 (двух) рабочих дней с момента передачи результата Работы Заказчик обязуется рассмотреть результат Работы и сообщить Исполнителю и Обществу при помощи технических средств Сайта о надлежащем выполнении Работы Исполнителем и сдаче результата такой Работы Исполнителем (путем выбора на Защищенных страницах Сайта в поле «Статус» значения «завершено»), или обратиться к Обществу в порядке, предусмотренном п. 9 Договора.<text:bookmark-end text:name="_Ref251145986"/></text:p>
            </text:list-item>
            <text:list-item>
              <text:p text:style-name="P19"><text:span text:style-name="Основной_20_шрифт_20_абзаца"><text:span text:style-name="T2">В случае невыполнения Заказчиком п. </text:span></text:span><text:span text:style-name="Основной_20_шрифт_20_абзаца"><text:span text:style-name="T2"><text:bookmark-ref text:reference-format="text" text:ref-name="_Ref251145986">Не позднее чем в течение 2 (двух) рабочих дней с момента передачи результата Работы Заказчик обязуется рассмотреть результат Работы и сообщить Исполнителю и Обществу при помощи технических средств Сайта о надлежащем выполнении Работы Исполнителем и сдаче результата такой Работы Исполнителем (путем выбора на Защищенных страницах Сайта в поле «Статус» значения «завершено»), или обратиться к Обществу в порядке, предусмотренном п. 9 Договора.</text:bookmark-ref></text:span></text:span><text:span text:style-name="Основной_20_шрифт_20_абзаца"><text:span text:style-name="T2"> Договора Исполнитель обязуется незамедлительно обратиться к Обществу в порядке, предусмотренном п. 9 Договора.</text:span></text:span></text:p>
            </text:list-item>
            <text:list-item>
              <text:p text:style-name="P22">Общество вправе по собственной инициативе обращаться к Заказчику и Исполнителю для выяснения ситуации в связи с передачей и приемкой Работы и наличием у Заказчика и Исполнителя оснований для обращения к Обществу в порядке, предусмотренном п. 9 Договора, однако Общество не обязано это делать. Общество не обязано вести мониторинг или отслеживать надлежащее и своевременное обращение к Обществу в порядке, предусмотренном п. 9 Договора. Заказчик и Исполнитель самостоятельно несут риск любых последствий связанных с несвоевременным уведомлением Общества или несвоевременным обращением к Обществу в порядке, предусмотренном п. 9 Договора. </text:p>
            </text:list-item>
          </text:list>
        </text:list-item>
      </text:list>
      <text:p text:style-name="P13"/>
      <text:list xml:id="list34381019" text:continue-numbering="true" text:style-name="L1">
        <text:list-item>
          <text:p text:style-name="P21"><text:bookmark-start text:name="_Ref251155839"/>Рассмотрение обращений Заказчика и Исполнителя<text:bookmark-end text:name="_Ref251155839"/></text:p>
        </text:list-item>
      </text:list>
      <text:p text:style-name="P11"/>
      <text:list xml:id="list34392687" text:continue-numbering="true" text:style-name="L1">
        <text:list-item>
          <text:list>
            <text:list-item>
              <text:p text:style-name="P22">Заказчик и Исполнитель в случае возникновения между ними разногласий вправе, а в случаях, предусмотренных в Договоре, обязаны обратиться к Обществу для целей проведения Обществом независимого анализа соответствия выполненной и переданной Заказчику Работы Соглашению и Техническому заданию. Какая-либо обязанность обращаться к Обществу для целей, указанных в настоящем пункте, в любом случае будет отсутствовать после Осуществления Обществом оплаты Стоимости работы Исполнителю и/или возврата Стоимости работы Заказчику. </text:p>
            </text:list-item>
            <text:list-item>
              <text:p text:style-name="P22">Обращение к Обществу осуществляется при помощи технических средств Сайта путем нажатия кнопки «Обратиться в Арбитраж».</text:p>
            </text:list-item>
            <text:list-item>
              <text:p text:style-name="P22">Обществом не рассматриваются обращения (а поступившие обращения считаются несделанными), которые: </text:p>
              <text:list>
                <text:list-item>
                  <text:p text:style-name="P25"><text:soft-page-break/>Сделаны после совершения Обществом всех действий, необходимых для Осуществления оплаты Стоимости работы Исполнителю и/или возврата Стоимости работы Заказчику;</text:p>
                </text:list-item>
                <text:list-item>
                  <text:p text:style-name="P25">Сделаны до передачи результата Работы Заказчику в случае, если срок для выполнения Работы еще не истек;</text:p>
                </text:list-item>
                <text:list-item>
                  <text:p text:style-name="P25">Сделаны Заказчиком после того, как он сообщил о надлежащем выполнении Работы Исполнителем и сдаче результата такой Работы Исполнителем (путем выбора на Защищенных страницах Сайта в поле «Статус» значения «завершено»);</text:p>
                </text:list-item>
                <text:list-item>
                  <text:p text:style-name="P25">Сделаны после рассмотрения Обществом обращения, направленного ранее в порядке, предусмотренном п. 9 Договора.</text:p>
                </text:list-item>
              </text:list>
            </text:list-item>
            <text:list-item>
              <text:p text:style-name="P22"><text:bookmark-start text:name="_Ref251150928"/>В течение 3 (трех) рабочих дней с момента получения обращения Общество должно предпринять все зависящее от него, чтобы связаться с Заказчиком и Исполнителем, выяснить, какие разногласия относительно Работы имеются между ними, предпринять на свое усмотрение меры по мирному досудебному урегулированию спора.<text:bookmark-end text:name="_Ref251150928"/> </text:p>
            </text:list-item>
            <text:list-item>
              <text:p text:style-name="P19"><text:span text:style-name="Основной_20_шрифт_20_абзаца"><text:span text:style-name="T2">В случае</text:span></text:span><text:span text:style-name="Основной_20_шрифт_20_абзаца"><text:span text:style-name="T2"> если меры, предпринятые в соответствии с п. </text:span></text:span><text:span text:style-name="Основной_20_шрифт_20_абзаца"><text:span text:style-name="T2"><text:bookmark-ref text:reference-format="text" text:ref-name="_Ref251150928">В течение 3 (трех) рабочих дней с момента получения обращения Общество должно предпринять все зависящее от него, чтобы связаться с Заказчиком и Исполнителем, выяснить, какие разногласия относительно Работы имеются между ними, предпринять на свое усмотрение меры по мирному досудебному урегулированию спора.</text:bookmark-ref></text:span></text:span><text:span text:style-name="Основной_20_шрифт_20_абзаца"><text:span text:style-name="T2"> Договора, не приведут к мирному урегулированию разногласий между Заказчиком и Исполнителем относительно Работы в указанный срок, Общество в срок 7 (семь) рабочих дней проводит независимый анализ соответствия выполненной и переданной Заказчику Работы Соглашению и Техническому заданию. Проводя такой анализ, Общество действует не в качестве оценщика или эксперта, а исключительно в качестве независимой стороны, которая на основании настоящего Договора уполномочена осуществить такой анализ, руководствуясь собственным независимым убеждением и усмотрением.</text:span></text:span></text:p>
            </text:list-item>
            <text:list-item>
              <text:p text:style-name="P22">При анализе результата Работы Общество руководствуется Соглашением, Техническим заданием и условиями, согласованными в Техническом задании, в том числе согласованным сроком выполнения Работы. При анализе Работы принимаются изменения, внесенные в Соглашение и Техническое задание, а также доступная переписка Заказчика и Исполнителя в связи с Работой исключительно на Защищенных страницах Сайта. При этом при анализе результата Работы Общество может также учитывать профессиональный уровень Исполнителя на основе демонстрируемых им работ во вкладке «Портфолио» на личной странице Исполнителя на Сайте (в частности, при помощи которых Общество будет устанавливать, на какой уровень выполнения Работы Заказчик мог рассчитывать при заключении Соглашения и настоящего Договора).</text:p>
            </text:list-item>
            <text:list-item>
              <text:p text:style-name="P22">Заказчик и Исполнитель обязуются предоставлять Обществу результат выполненной Работы для проведения анализа, предоставлять иные необходимые сведения и материалы, необходимые для анализа соответствия Работы Соглашению и Техническому заданию. При анализе используются материалы как предоставленные Заказчиком, так и Исполнителем. Заказчик и Исполнитель самостоятельно несут все риски непредоставления Обществу необходимых материалов. </text:p>
            </text:list-item>
            <text:list-item>
              <text:p text:style-name="P22"><text:bookmark-start text:name="_Ref251152602"/>По результатам рассмотрения обращения и проведения анализа соответствия Работы Общество по своему собственному независимому усмотрению и убеждению принимает одно из следующих решений:<text:bookmark-end text:name="_Ref251152602"/> </text:p>
              <text:list>
                <text:list-item>
                  <text:p text:style-name="P25"><text:soft-page-break/>Работа выполнена надлежащим образом и в срок в соответствии с Соглашением и Техническим заданием;</text:p>
                </text:list-item>
                <text:list-item>
                  <text:p text:style-name="P25">Работа выполнена ненадлежащим образом и/или не в срок, предусмотренный Соглашением и Техническим заданием.</text:p>
                </text:list-item>
              </text:list>
            </text:list-item>
            <text:list-item>
              <text:p text:style-name="P19"><text:span text:style-name="Основной_20_шрифт_20_абзаца"><text:span text:style-name="T2">Принятие одного из указанных в п. </text:span></text:span><text:span text:style-name="Основной_20_шрифт_20_абзаца"><text:span text:style-name="T2"><text:bookmark-ref text:reference-format="text" text:ref-name="_Ref251152602">По результатам рассмотрения обращения и проведения анализа соответствия Работы Общество по своему собственному независимому усмотрению и убеждению принимает одно из следующих решений:</text:bookmark-ref></text:span></text:span><text:span text:style-name="Основной_20_шрифт_20_абзаца"><text:span text:style-name="T2"> Договора решений не является условием исполнения последующих обязательств Общества по Осуществлению оплаты или возврата Стоимости работы. Принятие одного из таких решений и последующее Осуществление оплаты или возврата Стоимости работы в соответствии с Договором является содержанием обязательства Общества из Договора. Принятие одного из указанных решений Обществом является окончательным для целей настоящего Договора и не может быть пересмотрено. </text:span></text:span></text:p>
            </text:list-item>
            <text:list-item>
              <text:p text:style-name="P22">О проделанном Обществом независимом анализе на соответствие Соглашению и Техническому заданию выполненной и переданной Заказчику Работы и принятом в результате такого анализа решении Общество информирует Заказчика и Исполнителя посредством отчета, размещаемого на Защищенных страницах Сайта, с которым Заказчик и Исполнитель могут самостоятельно ознакомиться. По запросу Заказчика и/или Исполнителя копия такого отчета может быть отправлена Сторонам.</text:p>
            </text:list-item>
            <text:list-item>
              <text:p text:style-name="P19"><text:span text:style-name="Основной_20_шрифт_20_абзаца"><text:span text:style-name="T2">В случае</text:span></text:span><text:span text:style-name="Основной_20_шрифт_20_абзаца"><text:span text:style-name="T2"> если Заказчиком и Исполнителем, по мнению Общества, не представлены в соответствующий срок необходимые материалы и сведения для принятия Обществом решения, указанного в п. </text:span></text:span><text:span text:style-name="Основной_20_шрифт_20_абзаца"><text:span text:style-name="T2"><text:bookmark-ref text:reference-format="text" text:ref-name="_Ref251152602">По результатам рассмотрения обращения и проведения анализа соответствия Работы Общество по своему собственному независимому усмотрению и убеждению принимает одно из следующих решений:</text:bookmark-ref></text:span></text:span><text:span text:style-name="Основной_20_шрифт_20_абзаца"><text:span text:style-name="T2"> Договора, обращение считается несделанным. </text:span></text:span></text:p>
            </text:list-item>
            <text:list-item>
              <text:p text:style-name="P22">Обращение к Обществу в порядке, предусмотренном п. 9 Договора, не исключает возможности для Заказчика или Исполнителя обратиться в компетентный суд для разрешения любых неурегулированных спорных вопросов в связи с Соглашением без привлечения к этому Общества. Анализ соответствия Работы, осуществляемый Обществом, имеет значение исключительно для целей настоящего Договора и не может быть использован в каких-либо иных целях. </text:p>
              <text:p text:style-name="P22"/>
            </text:list-item>
          </text:list>
        </text:list-item>
        <text:list-item>
          <text:p text:style-name="P20"><text:bookmark-start text:name="_Ref251944985"/><text:span text:style-name="Основной_20_шрифт_20_абзаца"><text:span text:style-name="T3">Вознаграждение </text:span></text:span><text:span text:style-name="Основной_20_шрифт_20_абзаца"><text:span text:style-name="T1">О</text:span></text:span><text:span text:style-name="Основной_20_шрифт_20_абзаца"><text:span text:style-name="T3">бщества</text:span></text:span><text:bookmark-end text:name="_Ref251944985"/></text:p>
        </text:list-item>
      </text:list>
      <text:p text:style-name="P11"/>
      <text:list xml:id="list34386366" text:continue-numbering="true" text:style-name="L1">
        <text:list-item>
          <text:list>
            <text:list-item>
              <text:p text:style-name="P22">Вознаграждение Общества по Договору состоит из Вознаграждения, подлежащего оплате со стороны Заказчика, и Вознаграждения, подлежащего оплате со стороны Исполнителя.</text:p>
            </text:list-item>
            <text:list-item>
              <text:p text:style-name="P22">Со стороны Заказчика подлежат оплате: </text:p>
              <text:list>
                <text:list-item>
                  <text:p text:style-name="P25"><text:bookmark-start text:name="_Ref251779816"/>Агентское вознаграждение за предоставление онлайн сервиса «Безопасная сделка», а именно за выполнение обязательств по Резервированию денежных средств, Осуществлению оплаты Стоимости работы Исполнителю и/или Осуществлению возврата Стоимости работы Заказчику в соответствии с условиями настоящего Договора;<text:bookmark-end text:name="_Ref251779816"/> </text:p>
                </text:list-item>
                <text:list-item>
                  <text:p text:style-name="P25">Иные суммы в соответствии с утвержденными Тарифами Общества.</text:p>
                </text:list-item>
              </text:list>
            </text:list-item>
            <text:list-item>
              <text:p text:style-name="P22">Со стороны Исполнителя подлежат оплате: </text:p>
              <text:list>
                <text:list-item>
                  <text:p text:style-name="P25"><text:bookmark-start text:name="_Ref251779844"/>Плата за предоставление онлайн сервиса «Безопасная сделка» (взимается только при Осуществлении Обществом оплаты Стоимости работы Исполнителю);<text:bookmark-end text:name="_Ref251779844"/></text:p>
                </text:list-item>
                <text:list-item>
                  <text:p text:style-name="P25">Иные суммы в соответствии с утвержденными Тарифами Общества.</text:p>
                </text:list-item>
              </text:list>
            </text:list-item>
            <text:list-item>
              <text:p text:style-name="P22"><text:soft-page-break/>Плата за предоставление онлайн сервиса «Безопасная сделка» определяется, исходя из Стоимости работы, согласованной Заказчиком и Исполнителем, в соответствии с Тарифами, являющимися неотъемлемой частью настоящего Договора.</text:p>
            </text:list-item>
            <text:list-item>
              <text:p text:style-name="P22">Тарифы могут быть изменены Обществом в одностороннем порядке без специального уведомления других Сторон. Новая редакция Тарифов вступает в силу в течение 3 (трех) календарных дней с момента ее опубликования на Сайте, если иное не предусмотрено новой редакцией Тарифов. Новая редакция Тарифов распространяется на правоотношения, которые возникнут в будущем, то есть после вступления новой редакции Тарифов в силу. Применение новой редакции Тарифов к правоотношениям, возникшим до вступления в силу новой редакции Тарифов, не допускается. Заказчик и Исполнитель обязуются самостоятельно следить за изменениями Тарифов и своевременно знакомиться с ними. </text:p>
            </text:list-item>
            <text:list-item>
              <text:p text:style-name="P22">Плата со стороны Заказчика за предоставление онлайн сервиса «Безопасная сделка» и оплата иных сумм в соответствии с Тарифами осуществляются Заказчиком при Резервировании денежных средств одновременно с перечислением Стоимости работы Обществу. Плата со стороны Исполнителя за предоставление онлайн сервиса «Безопасная сделка» и оплата иных сумм в соответствии с Тарифами взимаются (удерживаются) из сумм, причитающихся соответственно Исполнителю, при Осуществлении оплаты Стоимости работ Исполнителю. </text:p>
            </text:list-item>
            <text:list-item>
              <text:p text:style-name="P22">Общество обязуется в соответствии с применимым законодательством направить Заказчику и/или Исполнителю счет-фактуру и акт об оказании услуг в письменной форме, подписанные уполномоченным представителем Общества, по почте, курьерской доставкой или иным способом, обеспечивающим их получение Заказчиком и/или Исполнителем. Заказчик и/или Исполнитель обязуются подписать данный акт об оказании услуг в течение 7 (семи) рабочих дней с момента его получения и возвратить подписанный акт об оказании услуг по почте, курьерской доставкой или иным способом, обеспечивающим получение Обществом подписанного акта об оказании услуг. При этом копии указанных выше документов должны быть размещены Заказчиком и/или Исполнителем на Защищенных страницах Сайта (если только Обществом не будет решено иное). Если Заказчик или Исполнитель в течение 7 (семи) рабочих дней с момента получения акта об оказании услуг не подписал его и не направил мотивированный отказ от его подписания, то такой акт об оказании услуг, подписанный Обществом в одностороннем порядке, имеет юридически обязательную силу для обеих сторон, как если бы он был подписан обеими сторонами (Общества и Заказчика или Общества и Исполнителя соответственно). Услуги Общества считаются оказанными надлежащим образом и принятыми без претензий, а акт об оказании услуг подписанным, если в течение 7 (семи) рабочих дней с момента оказания услуги не поступит претензий. </text:p>
            </text:list-item>
            <text:list-item>
              <text:p text:style-name="P22">Общество предоставляет Заказчику отчет агента, данный отчет считается принятым Заказчиком без возражений, если в течение 7 (семи) рабочих дней с момента получения отчета он не заявит возражения по поводу такого отчета.</text:p>
            </text:list-item>
          </text:list>
        </text:list-item>
      </text:list>
      <text:p text:style-name="P12"/>
      <text:list xml:id="list34375709" text:continue-numbering="true" text:style-name="L1">
        <text:list-item>
          <text:p text:style-name="P21">Ответственность</text:p>
        </text:list-item>
      </text:list>
      <text:p text:style-name="P11"/>
      <text:list xml:id="list34376402" text:continue-numbering="true" text:style-name="L1">
        <text:list-item>
          <text:list>
            <text:list-item>
              <text:p text:style-name="P22">За неисполнение или ненадлежащее исполнение обязательств по Договору Стороны несут ответственность в соответствии с действующим законодательством Российской Федерации и Договором.</text:p>
            </text:list-item>
            <text:list-item>
              <text:p text:style-name="P19"><text:span text:style-name="Основной_20_шрифт_20_абзаца"><text:span text:style-name="T2">Общество несет ответственность по Договору исключительно в случае наличия умышленного нарушения обязательств. Во избежание сомнений, Общество не </text:span></text:span><text:soft-page-break/><text:span text:style-name="Основной_20_шрифт_20_абзаца"><text:span text:style-name="T2">несет ответственности за принятие любого решения (или его последствия) в результате </text:span></text:span><text:span text:style-name="Основной_20_шрифт_20_абзаца"><text:span text:style-name="T2">анализа соответствия результата Работы Соглашению и Техническому заданию на основании обращения, сделанного в порядке, предусмотренном п. 9 Договора, так как само принятие такого решения (а не его содержание) является обязанностью О</text:span></text:span><text:span text:style-name="Основной_20_шрифт_20_абзаца"><text:span text:style-name="T4">бщества. </text:span></text:span></text:p>
            </text:list-item>
            <text:list-item>
              <text:p text:style-name="P22">Стороны подтверждают и признают, что любые меры, предпринятые каким-либо компетентным судом, уполномоченным органом власти или третьим лицом в отношении Общества, могут создать препятствия последнему в исполнении своих обязательств по настоящему Договору, и будут являться обстоятельством, освобождающим Общество от ответственности за просрочку в исполнении, в том числе в отношении Осуществления оплаты и/или возврата Стоимости работы Исполнителю и/или Заказчику, в течение всего такого периода времени, пока указанные меры остаются в силе.</text:p>
            </text:list-item>
            <text:list-item>
              <text:p text:style-name="P22">Общество не несет ответственности за соответствие применимому праву Работы, согласованной Заказчиком и Исполнителем, и результата такой Работы.</text:p>
            </text:list-item>
          </text:list>
        </text:list-item>
      </text:list>
      <text:p text:style-name="P12"/>
      <text:list xml:id="list34386231" text:continue-numbering="true" text:style-name="L1">
        <text:list-item>
          <text:p text:style-name="P21">Заключение, изменение и расторжение Договора</text:p>
        </text:list-item>
      </text:list>
      <text:p text:style-name="P11"/>
      <text:list xml:id="list34386608" text:continue-numbering="true" text:style-name="L1">
        <text:list-item>
          <text:list>
            <text:list-item>
              <text:p text:style-name="P22">Настоящий Договор заключается путем акцепта со стороны Заказчика и Исполнителя Оферты, и считается заключенным с момента акцепта, осуществленного последним из них. Договор вступает в силу с момента его заключения. Настоящий Договор заключен на определенный срок – 5 (пять) лет, если только <text:bookmark-start text:name="OLE_LINK1"/><text:bookmark-start text:name="OLE_LINK2"/>момент Осуществления Обществом в полном объеме оплаты Стоимости работы Исполнителю и/или возврата Стоимости работы Заказчику в соответствии с настоящим Договором<text:bookmark-end text:name="OLE_LINK1"/><text:bookmark-end text:name="OLE_LINK2"/> не наступит раньше. В последнем случае Договор прекращается с момента Осуществления Обществом в полном объеме оплаты Стоимости работы Исполнителю и/или возврата Стоимости работы Заказчику в соответствии с настоящим Договором.</text:p>
            </text:list-item>
            <text:list-item>
              <text:p text:style-name="P22"><text:bookmark-start text:name="_Ref251663179"/>Акцептом Оферты со стороны Заказчика является нажатие на размещенную на Защищенных страницах онлайн сервиса «Безопасная сделка» Сайта кнопку «Отправить на утверждение Исполнителю» и последующее Резервирование денежных средств. Технические средства Сайта позволяют идентифицировать нажатие указанной кнопки, совершенное под Логином Заказчика. Сведения о нажатии указанной кнопки будут сохраняться при помощи программно-технических средств Сайта.<text:bookmark-end text:name="_Ref251663179"/> </text:p>
            </text:list-item>
            <text:list-item>
              <text:p text:style-name="P22">Акцептом Оферты со стороны Исполнителя является нажатие на размещенную на Защищенных страницах онлайн сервиса «Безопасная сделка» Сайта кнопку «Согласиться». Технические средства Сайта позволяют идентифицировать нажатие указанной кнопки, совершенное под Логином Исполнителя. Сведения о нажатии указанной кнопки будут сохраняться при помощи программно-технических средств Сайта. </text:p>
            </text:list-item>
            <text:list-item>
              <text:p text:style-name="P22">Общество уведомляет Заказчика и Исполнителя о нажатии другой Стороной соответствующей кнопки, размещенной на Защищенных страницах Сайта. Такое уведомление может быть сделано через Защищенные страницы Сайта.</text:p>
            </text:list-item>
            <text:list-item>
              <text:p text:style-name="P22">При акцепте Оферты Общество присваивает Договору внутренний номер и дату, которые доводятся до других Сторон через Защищенные страницы Сайта и/или иным доступным способом. </text:p>
            </text:list-item>
            <text:list-item>
              <text:p text:style-name="P22"><text:bookmark-start text:name="_Ref251317082"/>Акцепт Оферты возможен только Заказчиком и Исполнителем, которые заключили Соглашение при помощи Сайта и оформили Техническое задание. Акцепт Оферты возможен только Заказчиком и Исполнителем, которые являются сторонами одного и того же Соглашения, при этом акцепт Оферты возможен только в отношении этого Соглашения. Акцепт Оферты возможен только в случае, если Стоимость работы <text:soft-page-break/>по Соглашению превышает эквивалент в 1000 (одна тысяча) рублей. Акцепт Оферты возможен только Заказчиком и Исполнителем, в отношении которых не установлены в соответствии с правилами Сайта и Пользовательским соглашением Сайта ограничения на использование онлайн сервиса «Безопасная сделка».<text:bookmark-end text:name="_Ref251317082"/></text:p>
            </text:list-item>
            <text:list-item>
              <text:p text:style-name="P22">В целях подтверждения наличия заключенного между Сторонами Договора Стороны могут подписать настоящий Договор в письменной форме. В таком случае Договор должен быть подписан уполномоченными представителями Сторон в количестве трех идентичных экземпляров, по одному для каждой из Сторон. При этом копии указанных выше документов должны быть размещены Заказчиком и Исполнителем на Защищенных страницах Сайта (если только Обществом не будет решено иное).</text:p>
            </text:list-item>
            <text:list-item>
              <text:p text:style-name="P22">Договор может быть изменен по соглашению Сторон. Ни одна из Сторон не может в одностороннем порядке изменять условия Договора, если иное не предусмотрено настоящим Договором. </text:p>
            </text:list-item>
            <text:list-item>
              <text:p text:style-name="P22"><text:bookmark-start text:name="_Ref251780062"/>Договор может быть расторгнут по соглашению Сторон, а также в случаях, предусмотренных Договором. Ни одна из Сторон не имеет права на одностороннее внесудебное расторжение Договора, если иное не предусмотрено самим Договором. В частности, во избежание сомнений Стороны подтверждают, что Договор не может быть расторгнут по отдельности ни Заказчиком, ни Исполнителем в течение срока с момента его заключения до момента Осуществления Обществом оплаты Стоимости работы Исполнителю или возврата Стоимости работы Заказчику.<text:bookmark-end text:name="_Ref251780062"/> </text:p>
            </text:list-item>
            <text:list-item>
              <text:p text:style-name="P22"><text:bookmark-start text:name="_Ref251667680"/>Заказчик и Исполнитель вправе совместно расторгнуть Договор во внесудебном порядке, направив Обществу уведомление за 5 (пять) рабочих дней, при условии совместного указания Обществу, кому из них и каким Способом оплаты надлежит произвести Осуществление оплаты и/или возврата Стоимости работы. Расторжение Договора в соответствии с настоящим пунктом не затрагивает право Общества на Вознаграждение, в том числе в связи с осуществлением Резервирования денежных средств, Осуществлением оплаты и/или возврата Стоимости работы, которое может быть удержано или зачтено.<text:bookmark-end text:name="_Ref251667680"/> </text:p>
            </text:list-item>
            <text:list-item>
              <text:p text:style-name="P22">Общество вправе в любое время расторгнуть Договор в одностороннем внесудебном порядке, предварительно уведомив другие Стороны не позднее, чем за 15 (пятнадцать) рабочих дней. Такое уведомление может быть сделано через Защищенные страницы Сайта. До окончания указанного срока Заказчик и Исполнитель должны уведомить Общество о совместном решении в отношении того, кому из них и каким Способом оплаты надлежит произвести Осуществление оплаты и/или возврата Стоимости работы. Если такого совместного уведомления в указанный срок не поступит, Общество обязано будет произвести Осуществление возврата Стоимости работы Заказчику, если прошло менее 2/3 согласованного Заказчиком и Исполнителем срока для выполнения Работы, и произвести Осуществление оплаты Стоимости работы Исполнителю, если прошло более 2/3 согласованного Заказчиком и Исполнителем срока для выполнения Работы.</text:p>
            </text:list-item>
          </text:list>
        </text:list-item>
      </text:list>
      <text:p text:style-name="P13"/>
      <text:list xml:id="list34377658" text:continue-numbering="true" text:style-name="L1">
        <text:list-item>
          <text:p text:style-name="P24">Применимое право и порядок разрешения споров</text:p>
        </text:list-item>
      </text:list>
      <text:p text:style-name="P14"/>
      <text:list xml:id="list34395628" text:continue-numbering="true" text:style-name="L1">
        <text:list-item>
          <text:list>
            <text:list-item>
              <text:p text:style-name="P22">Договор регулируется и толкуется в соответствии с материальным правом Российской Федерации без учета его коллизионных норм.</text:p>
            </text:list-item>
            <text:list-item>
              <text:p text:style-name="P22">В случае возникновения любых споров или разногласий, связанных с исполнением Договора, Стороны приложат все усилия для их разрешения путем переговоров. Стороны обязуются до обращения в любые органы, разрешающие споры, <text:soft-page-break/>предпринять все возможные меры для урегулирования любых разногласий в досудебном претензионном порядке в течение срока не менее 40 (сорока) рабочих дней.</text:p>
            </text:list-item>
            <text:list-item>
              <text:p text:style-name="P22">Если возникший спор и разногласия не будут разрешены путем переговоров, они подлежат разрешению в компетентном суде по месту нахождения Общества.</text:p>
            </text:list-item>
          </text:list>
        </text:list-item>
        <text:list-item>
          <text:p text:style-name="P21">Заключительные положения</text:p>
        </text:list-item>
      </text:list>
      <text:p text:style-name="P11"/>
      <text:list xml:id="list34383442" text:continue-numbering="true" text:style-name="L1">
        <text:list-item>
          <text:list>
            <text:list-item>
              <text:p text:style-name="P22">Положения настоящего Договора в части, регулирующей отношения между Заказчиком и Исполнителем применительно к предмету Соглашения, дополняют положения такого Соглашения и считаются включенными в такое Соглашение. В случае несоответствия положений настоящего Договора и Соглашения положения настоящего Договора будут иметь преимущественную силу над положениями Соглашения в отношениях между Заказчиком и Исполнителем. </text:p>
            </text:list-item>
            <text:list-item>
              <text:p text:style-name="P22"><text:bookmark-start text:name="_Ref251317569"/>Стороны принимают во внимание и соглашаются, что исполнение, неисполнение или ненадлежащее исполнение обязательств по настоящему Договору и/или Соглашению может влиять на статус и/или характеристики зарегистрированного на Сайте лица, через которое действует Заказчик и/или Исполнитель, в соответствии с правилами Сайта, сведения об этом могут отражаться и комментироваться на соответствующих страницах Сайта, использоваться иным образом в связи с функционированием Сайта и его сервисов.<text:bookmark-end text:name="_Ref251317569"/> </text:p>
            </text:list-item>
            <text:list-item>
              <text:p text:style-name="P22">Стороны подтверждают, что по соглашению всех Сторон порядок Осуществления оплаты и/или возврата Стоимости работы может быть изменен по сравнению с тем, что предусмотрено настоящим Договором. В этом случае Осуществление оплаты и/или возврата Стоимости работы будет производиться в соответствии с договоренностями Сторон. </text:p>
            </text:list-item>
            <text:list-item>
              <text:p text:style-name="P22">По обоюдному согласию Заказчик и Исполнитель вправе изменять Техническое задание, в том числе сроки выполнения Работы и Стоимость работы. В случае изменения Стоимости работы Общество должно быть уведомлено о таком изменении через Защищенные страницы Сайта. В случае если в связи с такими изменениями увеличилась Стоимость работы, то должна быть соответственным образом увеличена сумма Зарезервированных денежных средств (с учетом дополнительно возникающего Вознаграждения и иных причитающихся Обществу сумм), а в случае, если в связи с такими изменениями уменьшается Стоимость работы, то соответствующая часть Стоимости работы подлежит возвращению (но без возврата какой-либо части уже уплаченного Вознаграждения). В случае изменения Стоимости работы размер Вознаграждения, подлежащего уплате Обществу в последующем, определяется, исходя из измененной Стоимости работы. Общество должно быть немедленно уведомлено об изменении срока выполнения Работы через Защищенные страницы Сайта.</text:p>
            </text:list-item>
            <text:list-item>
              <text:p text:style-name="P22">Для направления уведомлений и обращений Стороны могут использовать специальные программно-технические средства Сайта, расположенные на Защищенных страницах Сайта. Такие уведомления и обращения будут сохраняться при помощи программно-технических средств Сайта. Стороны соглашаются, что такие сообщения и уведомления будут считаться надлежащими для целей настоящего Договора (приравниваются к письменным документам, подписанным уполномоченными представителями Сторон, и имеют такое же юридическое значение), а любые договоренности или указания Сторон по поводу Соглашения, Технического задания или Договора, оформленные при помощи программно-технических средств Сайта на Защищенных страницах Сайта, будут считаться изменяющими соответственно Соглашение, Техническое задание или Договор, как если бы такие изменения были <text:soft-page-break/>сделаны Сторонами в письменной форме, или являющимися частью настоящего Договора.</text:p>
            </text:list-item>
            <text:list-item>
              <text:p text:style-name="P22">В случае возникновения разногласий между Сторонами сведения, которые зафиксированы при помощи технических средств Сайта, имеют преимущественное значение при разрешении таких разногласий. Общество по запросу других Сторон и/или уполномоченного органа власти предоставляет соответствующие сведения.</text:p>
            </text:list-item>
            <text:list-item>
              <text:p text:style-name="P22">Заказчик и Исполнитель гарантируют, что пользуются Сайтом в соответствии с условиями и правилами его использования, информация о них на Защищенных страницах Сайта отражена правильным и полным образом, они действуют под собственными, а не вымышленными именами, все действия, совершенные на Сайте под Логином и Паролем, совершаются ими лично или уполномоченными лицами, обязательны и юридически действительны для Заказчика и Исполнителя. Стороны обязуются сообщать друг другу о любом факте несанкционированного разглашения третьим лицам Логина и Пароля.</text:p>
            </text:list-item>
            <text:list-item>
              <text:p text:style-name="P22">При заключении настоящего Договора Заказчик и Исполнитель предоставляют Обществу свои персональные данные и дают согласие на их обработку для целей надлежащего исполнения Обществом его обязательств по настоящему Договору и для целей функционирования Сайта, и заключения аналогичных договоров в будущем. При этом нажатие как Заказчиком на кнопку «Отправить на утверждение Исполнителю», так и Исполнителем на кнопку «Согласиться» рассматривается в качестве аналога собственноручной подписи Заказчика и Исполнителя.</text:p>
            </text:list-item>
            <text:list-item>
              <text:p text:style-name="P22">Денежные средства в размере Стоимости работы, а также соответствующие применимые налоги и сборы, которые Заказчик переводит Обществу, а Общество в последующем использует для Осуществления оплаты Стоимости работы Исполнителю или возврата Стоимости работы Заказчику или уплаты соответствующих налогов или сборов, не являются собственными денежными средствами Общества. </text:p>
            </text:list-item>
            <text:list-item>
              <text:p text:style-name="P22">Общество осуществляет Резервирование денежных средств, производит Осуществление оплаты Стоимости работы Исполнителю и/или Осуществление возврата Стоимости работы Заказчику от имени, по поручению и за счет Заказчика в качестве его агента.</text:p>
            </text:list-item>
            <text:list-item>
              <text:p text:style-name="P22">Все изменения к Договору, а также иные соглашения между Сторонами, переписка между ними, уведомления и обращения осуществляются исключительно на русском языке.</text:p>
            </text:list-item>
          </text:list>
        </text:list-item>
      </text:list>
      <text:p text:style-name="P9"/>
      <text:list xml:id="list34364260" text:continue-numbering="true" text:style-name="L1">
        <text:list-item>
          <text:p text:style-name="P18">Реквизиты Общества</text:p>
        </text:list-item>
      </text:list>
      <text:p text:style-name="P10"/>
      <text:p text:style-name="P9">ООО «Ваан»</text:p>
      <text:p text:style-name="P23">Юридический адрес: 125040, Москва, улица Нижняя, дом 14, корпус 1</text:p>
      <text:p text:style-name="P23">Почтовый адрес: 129223, Москва, а/я 33</text:p>
      <text:p text:style-name="P23">ИНН 7805399430/ КПП 771401001</text:p>
      <text:p text:style-name="P28">Расчетный счет 40702810787880000803</text:p>
      <text:p text:style-name="P23">в Московский филиал ОАО АКБ "РОСБАНК" г. Москва </text:p>
      <text:p text:style-name="P30"><text:span text:style-name="Основной_20_шрифт_20_абзаца"><text:span text:style-name="T2">Корреспондентский счет: 30101810000000000272</text:span></text:span></text:p>
      <text:p text:style-name="P30"><text:span text:style-name="Основной_20_шрифт_20_абзаца"><text:span text:style-name="T2">БИК 044583272</text:span></text:span></text:p>
      <text:p text:style-name="P30"><text:span text:style-name="Основной_20_шрифт_20_абзаца"><text:span text:style-name="T2">ОКПО 94626823</text:span></text:span></text:p>
      <text:p text:style-name="P30"><text:span text:style-name="Основной_20_шрифт_20_абзаца"><text:span text:style-name="T2">ОГРН 5067847040421</text:span></text:span></text:p>
      <text:p text:style-name="P30"><text:span text:style-name="Основной_20_шрифт_20_абзаца"><text:span text:style-name="T2">ОКВЭД 52.6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ru" fo:country="RU" fo:font-style="normal" style:text-underline-style="none" fo:font-weight="normal" style:letter-kerning="false" style:font-size-asian="10pt" style:language-asian="ru" style:country-asian="R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ru" fo:country="RU" fo:font-style="normal" style:text-underline-style="none" fo:font-weight="normal" style:letter-kerning="false" fo:background-color="transparent" style:font-name-asian="Calibri"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Обычный" style:family="paragraph">
      <style:paragraph-properties fo:margin-top="0cm" fo:margin-bottom="0.353cm" fo:line-height="115%" fo:hyphenation-ladder-count="no-limit"/>
      <style:text-properties style:font-name="Calibri" fo:font-size="11pt" style:font-size-asian="11pt" style:language-asian="en" style:country-asian="US" style:font-size-complex="11pt" fo:hyphenate="false" fo:hyphenation-remain-char-count="0" fo:hyphenation-push-char-count="0"/>
    </style:style>
    <style:style style:name="Стиль_20_Заголовков" style:display-name="Стиль Заголовков" style:family="paragraph" style:parent-style-name="Обычный">
      <style:paragraph-properties fo:hyphenation-ladder-count="no-limit"/>
      <style:text-properties fo:font-weight="bold" style:font-weight-asian="bold" fo:hyphenate="false" fo:hyphenation-remain-char-count="0" fo:hyphenation-push-char-count="0"/>
    </style:style>
    <style:style style:name="Heading" style:family="paragraph" style:parent-style-name="Стиль_20_Заголовков" style:class="text">
      <style:paragraph-properties fo:text-align="center" style:justify-single-word="false" fo:hyphenation-ladder-count="no-limit"/>
      <style:text-properties fo:text-transform="uppercase"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Нумерованные_20_списки" style:display-name="Нумерованные списки" style:family="paragraph">
      <style:paragraph-properties fo:margin="100%" fo:margin-left="1.251cm" fo:margin-right="0cm" fo:margin-top="0cm" fo:margin-bottom="0cm" fo:line-height="150%" fo:text-align="justify" style:justify-single-word="false" fo:hyphenation-ladder-count="no-limit" fo:text-indent="1.251cm" style:auto-text-indent="false">
        <style:tab-stops/>
      </style:paragraph-properties>
      <style:text-properties fo:font-size="12pt" style:font-size-asian="12pt" style:language-asian="en" style:country-asian="US" style:font-size-complex="12pt" fo:hyphenate="false" fo:hyphenation-remain-char-count="0" fo:hyphenation-push-char-count="0"/>
    </style:style>
    <style:style style:name="Не_20_нумерованные_20_списки" style:display-name="Не нумерованные списки" style:family="paragraph" style:parent-style-name="Heading">
      <style:paragraph-properties fo:hyphenation-ladder-count="no-limit"/>
      <style:text-properties fo:font-weight="normal" style:font-weight-asian="normal" fo:hyphenate="false" fo:hyphenation-remain-char-count="0" fo:hyphenation-push-char-count="0"/>
    </style:style>
    <style:style style:name="_31_.Заголовок" style:display-name="1.Заголовок" style:family="paragraph" style:parent-style-name="Стиль_20_Заголовков">
      <style:paragraph-properties fo:text-align="center" style:justify-single-word="false" fo:hyphenation-ladder-count="no-limit"/>
      <style:text-properties fo:text-transform="uppercase" style:font-name="Times New Roman" fo:font-size="10pt" style:font-size-asian="10pt" style:font-size-complex="10pt" fo:hyphenate="false" fo:hyphenation-remain-char-count="0" fo:hyphenation-push-char-count="0"/>
    </style:style>
    <style:style style:name="_32_.Нумерованные_20_списки" style:display-name="2.Нумерованные списки" style:family="paragraph">
      <style:paragraph-properties fo:line-height="150%" fo:text-align="justify" style:justify-single-word="false" fo:hyphenation-ladder-count="no-limit"/>
      <style:text-properties fo:font-size="12pt" fo:font-weight="bold" style:font-size-asian="12pt" style:language-asian="en" style:country-asian="US" style:font-weight-asian="bold" style:font-size-complex="12pt" fo:hyphenate="false" fo:hyphenation-remain-char-count="0" fo:hyphenation-push-char-count="0"/>
    </style:style>
    <style:style style:name="_33_.Не_20_нумерованные_20_списки" style:display-name="3.Не нумерованные списки" style:family="paragraph" style:parent-style-name="_31_.Заголовок">
      <style:paragraph-properties fo:hyphenation-ladder-count="no-limit"/>
      <style:text-properties fo:font-weight="normal" style:font-weight-asian="normal" fo:hyphenate="false" fo:hyphenation-remain-char-count="0" fo:hyphenation-push-char-count="0"/>
    </style:style>
    <style:style style:name="_33_._20_Нумерованные_20_списки" style:display-name="3. Нумерованные списки" style:family="paragraph" style:parent-style-name="_32_.Нумерованные_20_списки">
      <style:paragraph-properties fo:hyphenation-ladder-count="no-limit"/>
      <style:text-properties fo:text-transform="uppercase" fo:font-size="10pt" style:text-underline-style="solid" style:text-underline-width="auto" style:text-underline-color="font-color" style:text-underline-mode="continuous" style:text-overline-mode="continuous" style:text-line-through-mode="continuous" style:font-size-asian="10pt" style:font-size-complex="10pt" fo:hyphenate="false" fo:hyphenation-remain-char-count="0" fo:hyphenation-push-char-count="0"/>
    </style:style>
    <style:style style:name="_34_._20_Нумерованный" style:display-name="4. Нумерованный" style:family="paragraph" style:parent-style-name="_33_._20_Нумерованные_20_списки">
      <style:paragraph-properties fo:hyphenation-ladder-count="no-limit"/>
      <style:text-properties fo:font-variant="normal" fo:text-transform="none" fo:language="en" fo:country="US" fo:font-style="italic" style:text-underline-style="none" style:font-style-asian="italic" fo:hyphenate="false" fo:hyphenation-remain-char-count="0" fo:hyphenation-push-char-count="0"/>
    </style:style>
    <style:style style:name="Header" style:family="paragraph" style:parent-style-name="Обычный" style:class="extra">
      <style:paragraph-properties fo:hyphenation-ladder-count="no-limit">
        <style:tab-stops>
          <style:tab-stop style:position="7.96cm" style:type="center"/>
          <style:tab-stop style:position="15.921cm" style:type="right"/>
        </style:tab-stops>
      </style:paragraph-properties>
      <style:text-properties style:font-name="Times New Roman" fo:font-size="10pt" style:font-size-asian="10pt" style:font-size-complex="10pt" fo:hyphenate="false" fo:hyphenation-remain-char-count="0" fo:hyphenation-push-char-count="0"/>
    </style:style>
    <style:style style:name="Footer" style:family="paragraph" style:parent-style-name="Обычный" style:class="extra">
      <style:paragraph-properties fo:hyphenation-ladder-count="no-limit">
        <style:tab-stops>
          <style:tab-stop style:position="7.96cm" style:type="center"/>
          <style:tab-stop style:position="15.921cm" style:type="right"/>
        </style:tab-stops>
      </style:paragraph-properties>
      <style:text-properties style:font-name="Times New Roman" fo:font-size="10pt" style:font-size-asian="10pt" style:font-size-complex="10pt" fo:hyphenate="false" fo:hyphenation-remain-char-count="0" fo:hyphenation-push-char-count="0"/>
    </style:style>
    <style:style style:name="_33_.Заголовок" style:display-name="3.Заголовок" style:family="paragraph" style:parent-style-name="Стиль_20_Заголовков">
      <style:paragraph-properties fo:text-align="center" style:justify-single-word="false" fo:hyphenation-ladder-count="no-limit"/>
      <style:text-properties fo:text-transform="uppercase" style:font-name="Times New Roman" fo:font-size="10pt" style:font-size-asian="10pt" style:font-size-complex="10pt" fo:hyphenate="false" fo:hyphenation-remain-char-count="0" fo:hyphenation-push-char-count="0"/>
    </style:style>
    <style:style style:name="_34_.Нумерованные_20_списки" style:display-name="4.Нумерованные списки" style:family="paragraph">
      <style:paragraph-properties fo:text-align="justify" style:justify-single-word="false" fo:hyphenation-ladder-count="no-limit"/>
      <style:text-properties fo:font-size="12pt" fo:font-weight="bold" style:font-size-asian="12pt" style:language-asian="en" style:country-asian="US" style:font-weight-asian="bold" style:font-size-complex="12pt" fo:hyphenate="false" fo:hyphenation-remain-char-count="0" fo:hyphenation-push-char-count="0"/>
    </style:style>
    <style:style style:name="_35_._20_Нумерованные_20_списки" style:display-name="5. Нумерованные списки" style:family="paragraph" style:parent-style-name="_34_.Нумерованные_20_списки">
      <style:paragraph-properties fo:hyphenation-ladder-count="no-limit"/>
      <style:text-properties fo:text-transform="uppercase" fo:font-size="10pt" style:text-underline-style="solid" style:text-underline-width="auto" style:text-underline-color="font-color" style:text-underline-mode="continuous" style:text-overline-mode="continuous" style:text-line-through-mode="continuous" style:font-size-asian="10pt" style:font-size-complex="10pt" fo:hyphenate="false" fo:hyphenation-remain-char-count="0" fo:hyphenation-push-char-count="0"/>
    </style:style>
    <style:style style:name="_36_._20_Нумерованный" style:display-name="6. Нумерованный" style:family="paragraph" style:parent-style-name="_35_._20_Нумерованные_20_списки">
      <style:paragraph-properties fo:hyphenation-ladder-count="no-limit"/>
      <style:text-properties fo:font-variant="normal" fo:text-transform="none" fo:language="en" fo:country="US" fo:font-style="italic" style:text-underline-style="none" style:font-style-asian="italic" fo:hyphenate="false" fo:hyphenation-remain-char-count="0" fo:hyphenation-push-char-count="0"/>
    </style:style>
    <style:style style:name="_32_.Заголовок_20_обычный" style:display-name="2.Заголовок обычный" style:family="paragraph" style:parent-style-name="Обычный">
      <style:paragraph-properties fo:text-align="center" style:justify-single-word="false" fo:hyphenation-ladder-count="no-limit"/>
      <style:text-properties fo:text-transform="uppercase" fo:font-weight="bold" style:font-weight-asian="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8pt" fo:hyphenate="false" fo:hyphenation-remain-char-count="0" fo:hyphenation-push-char-count="0"/>
    </style:style>
    <style:style style:name="_33_.Заголовок_20_нумерованный" style:display-name="3.Заголовок нумерованный" style:family="paragraph" style:parent-style-name="Стиль_20_Заголовков" style:list-style-name="LFO46">
      <style:paragraph-properties fo:text-align="center" style:justify-single-word="false" fo:hyphenation-ladder-count="no-limit"/>
      <style:text-properties fo:text-transform="uppercase" style:font-name="Times New Roman" fo:font-size="10pt" style:font-size-asian="10pt" style:font-size-complex="10pt" fo:hyphenate="false" fo:hyphenation-remain-char-count="0" fo:hyphenation-push-char-count="0"/>
    </style:style>
    <style:style style:name="_34_.Нумерованные_20_списки_20_уровен_20_2" style:display-name="4.Нумерованные списки уровен 2" style:family="paragraph" style:list-style-name="LFO47">
      <style:paragraph-properties fo:text-align="justify" style:justify-single-word="false" fo:hyphenation-ladder-count="no-limit"/>
      <style:text-properties fo:font-size="12pt" fo:font-weight="bold" style:font-size-asian="12pt" style:language-asian="en" style:country-asian="US" style:font-weight-asian="bold" style:font-size-complex="12pt" fo:hyphenate="false" fo:hyphenation-remain-char-count="0" fo:hyphenation-push-char-count="0"/>
    </style:style>
    <style:style style:name="_35_.Нумерованные_20_списки_20_уровен_20_3" style:display-name="5.Нумерованные списки уровен 3" style:family="paragraph" style:parent-style-name="_34_.Нумерованные_20_списки_20_уровен_20_2" style:list-style-name="LFO48">
      <style:paragraph-properties fo:hyphenation-ladder-count="no-limit"/>
      <style:text-properties fo:text-transform="uppercase" fo:font-size="10pt" style:text-underline-style="solid" style:text-underline-width="auto" style:text-underline-color="font-color" style:text-underline-mode="continuous" style:text-overline-mode="continuous" style:text-line-through-mode="continuous" style:font-size-asian="10pt" style:font-size-complex="10pt" fo:hyphenate="false" fo:hyphenation-remain-char-count="0" fo:hyphenation-push-char-count="0"/>
    </style:style>
    <style:style style:name="_36_.Нумерованные_20_списки_20_уровен_20_4" style:display-name="6.Нумерованные списки уровен 4" style:family="paragraph" style:parent-style-name="_35_.Нумерованные_20_списки_20_уровен_20_3" style:list-style-name="LFO49">
      <style:paragraph-properties fo:hyphenation-ladder-count="no-limit"/>
      <style:text-properties fo:font-variant="normal" fo:text-transform="none" fo:language="en" fo:country="US" fo:font-style="italic" style:text-underline-style="none" style:font-style-asian="italic" fo:hyphenate="false" fo:hyphenation-remain-char-count="0" fo:hyphenation-push-char-count="0"/>
    </style:style>
    <style:style style:name="_32_.Заголовок" style:display-name="2.Заголовок" style:family="paragraph" style:parent-style-name="Обычный">
      <style:paragraph-properties fo:text-align="center" style:justify-single-word="false" fo:hyphenation-ladder-count="no-limit"/>
      <style:text-properties fo:text-transform="uppercase" fo:font-weight="bold" style:font-weight-asian="bold" fo:hyphenate="false" fo:hyphenation-remain-char-count="0" fo:hyphenation-push-char-count="0"/>
    </style:style>
    <style:style style:name="Текст_20_примечания" style:display-name="Текст примечания" style:family="paragraph" style:parent-style-name="Обычный">
      <style:paragraph-properties fo:line-height="100%" fo:hyphenation-ladder-count="no-limit"/>
      <style:text-properties fo:font-size="10pt" style:font-size-asian="10pt" style:font-size-complex="10pt" fo:hyphenate="false" fo:hyphenation-remain-char-count="0" fo:hyphenation-push-char-count="0"/>
    </style:style>
    <style:style style:name="Тема_20_примечания" style:display-name="Тема примечания" style:family="paragraph" style:parent-style-name="Текст_20_примечания" style:next-style-name="Текст_20_примечания">
      <style:paragraph-properties fo:line-height="115%" fo:hyphenation-ladder-count="no-limit"/>
      <style:text-properties fo:font-weight="bold" style:language-asian="en" style:country-asian="US" style:font-weight-asian="bold" style:font-weight-complex="bold" fo:hyphenate="false" fo:hyphenation-remain-char-count="0" fo:hyphenation-push-char-count="0"/>
    </style:style>
    <style:style style:name="Основной_20_шрифт_20_абзаца" style:display-name="Основной шрифт абзаца" style:family="text"/>
    <style:style style:name="_31_.Заголовок_20_Знак" style:display-name="1.Заголовок Знак" style:family="text">
      <style:text-properties fo:text-transform="uppercase" fo:font-weight="bold" style:font-weight-asian="bold"/>
    </style:style>
    <style:style style:name="_33_._20_Нумерованные_20_списки_20_Знак" style:display-name="3. Нумерованные списки Знак" style:family="text">
      <style:text-properties fo:text-transform="uppercase" style:text-underline-style="solid" style:text-underline-width="auto" style:text-underline-color="font-color" fo:font-weight="bold" style:text-underline-mode="continuous" style:text-overline-mode="continuous" style:text-line-through-mode="continuous" style:font-weight-asian="bold"/>
    </style:style>
    <style:style style:name="Верхний_20_колонтитул_20_Знак" style:display-name="Верхний колонтитул Знак" style:family="text">
      <style:text-properties fo:font-size="10pt" style:font-size-asian="10pt"/>
    </style:style>
    <style:style style:name="Нижний_20_колонтитул_20_Знак" style:display-name="Нижний колонтитул Знак" style:family="text">
      <style:text-properties fo:font-size="10pt" style:font-size-asian="10pt"/>
    </style:style>
    <style:style style:name="_33_.Заголовок_20_Знак" style:display-name="3.Заголовок Знак" style:family="text">
      <style:text-properties fo:text-transform="uppercase" fo:font-weight="bold" style:font-weight-asian="bold"/>
    </style:style>
    <style:style style:name="_35_._20_Нумерованные_20_списки_20_Знак" style:display-name="5. Нумерованные списки Знак" style:family="text">
      <style:text-properties fo:text-transform="uppercase" style:text-underline-style="solid" style:text-underline-width="auto" style:text-underline-color="font-color" fo:font-weight="bold" style:text-underline-mode="continuous" style:text-overline-mode="continuous" style:text-line-through-mode="continuous" style:font-weight-asian="bold"/>
    </style:style>
    <style:style style:name="Текст_20_выноски_20_Знак" style:display-name="Текст выноски Знак" style:family="text">
      <style:text-properties style:font-name="Tahoma" fo:font-size="8pt" style:font-size-asian="8pt" style:font-name-complex="Tahoma" style:font-size-complex="8pt"/>
    </style:style>
    <style:style style:name="WW_5f_CharLFO45LVL1" style:display-name="WW_CharLFO45LVL1" style:family="text">
      <style:text-properties fo:text-transform="uppercase" style:use-window-font-color="true" style:text-line-through-style="none" style:text-position="0% 100%" style:font-name="Times New Roman" fo:font-size="12pt" fo:font-style="normal" style:text-underline-style="none" fo:font-weight="bold" style:font-size-asian="12pt" style:font-style-asian="normal" style:font-weight-asian="bold" text:display="true"/>
    </style:style>
    <style:style style:name="WW_5f_CharLFO45LVL2" style:display-name="WW_CharLFO45LVL2" style:family="text">
      <style:text-properties fo:font-variant="normal" fo:text-transform="none" style:use-window-font-color="true" style:text-line-through-style="none" style:text-position="0% 100%" style:font-name="Times New Roman" fo:font-size="12pt" fo:font-style="normal" fo:font-weight="bold" style:font-size-asian="12pt" style:font-style-asian="normal" style:font-weight-asian="bold" text:display="true"/>
    </style:style>
    <style:style style:name="WW_5f_CharLFO45LVL3" style:display-name="WW_CharLFO45LVL3" style:family="text">
      <style:text-properties fo:font-variant="normal" fo:text-transform="none" style:use-window-font-color="true" style:text-line-through-style="none" style:text-position="0% 100%" style:font-name="Times New Roman"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text:display="true"/>
    </style:style>
    <style:style style:name="WW_5f_CharLFO45LVL4" style:display-name="WW_CharLFO45LVL4" style:family="text">
      <style:text-properties fo:font-variant="normal" fo:text-transform="none" style:use-window-font-color="true" style:text-line-through-style="none" style:text-position="0% 100%" style:font-name="Times New Roman" fo:font-size="12pt" fo:font-style="normal" style:text-underline-style="none" fo:font-weight="bold" style:font-size-asian="12pt" style:font-style-asian="normal" style:font-weight-asian="bold" text:display="true"/>
    </style:style>
    <style:style style:name="_33_.Заголовок_20_нумерованный_20_Знак" style:display-name="3.Заголовок нумерованный Знак" style:family="text">
      <style:text-properties fo:text-transform="uppercase" fo:font-weight="bold" style:font-weight-asian="bold"/>
    </style:style>
    <style:style style:name="_35_.Нумерованные_20_списки_20_уровен_20_3_20_Знак" style:display-name="5.Нумерованные списки уровен 3 Знак" style:family="text">
      <style:text-properties fo:text-transform="uppercase" style:text-underline-style="solid" style:text-underline-width="auto" style:text-underline-color="font-color" fo:font-weight="bold" style:text-underline-mode="continuous" style:text-overline-mode="continuous" style:text-line-through-mode="continuous" style:font-weight-asian="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Calibri" fo:font-size="10pt" style:font-name-asian="Calibri" style:font-size-asian="10pt" style:font-size-complex="10pt"/>
    </style:style>
    <style:style style:name="Тема_20_примечания_20_Знак" style:display-name="Тема примечания Знак" style:family="text">
      <style:text-properties style:font-name="Calibri" fo:font-size="10pt" fo:font-weight="bold" style:font-name-asian="Calibri" style:font-size-asian="10pt" style:language-asian="en" style:country-asian="US" style:font-weight-asian="bold" style:font-size-complex="10pt" style:font-weight-complex="bold"/>
    </style:style>
    <style:style style:name="WW_5f_CharLFO3LVL2" style:display-name="WW_CharLFO3LVL2" style:family="text">
      <style:text-properties style:font-name="Courier New" style:font-name-complex="Wingdings"/>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Wingdings"/>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Wingdings"/>
    </style:style>
    <style:style style:name="WW_5f_CharLFO3LVL9" style:display-name="WW_CharLFO3LVL9" style:family="text">
      <style:text-properties style:font-name="Wingdings"/>
    </style:style>
    <style:style style:name="WW_5f_CharLFO7LVL2" style:display-name="WW_CharLFO7LVL2" style:family="text">
      <style:text-properties style:font-name="Courier New" style:font-name-complex="Wingdings"/>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Wingdings"/>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Wingdings"/>
    </style:style>
    <style:style style:name="WW_5f_CharLFO7LVL9" style:display-name="WW_CharLFO7LVL9" style:family="text">
      <style:text-properties style:font-name="Wingdings"/>
    </style:style>
    <style:style style:name="WW_5f_CharLFO11LVL2" style:display-name="WW_CharLFO11LVL2" style:family="text">
      <style:text-properties style:font-name="Courier New" style:font-name-complex="Wingdings"/>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Wingdings"/>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Wingdings"/>
    </style:style>
    <style:style style:name="WW_5f_CharLFO11LVL9" style:display-name="WW_CharLFO11LVL9" style:family="text">
      <style:text-properties style:font-name="Wingdings"/>
    </style:style>
    <style:style style:name="WW_5f_CharLFO15LVL2" style:display-name="WW_CharLFO15LVL2" style:family="text">
      <style:text-properties style:font-name="Courier New" style:font-name-complex="Wingdings"/>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Wingdings"/>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Wingdings"/>
    </style:style>
    <style:style style:name="WW_5f_CharLFO15LVL9" style:display-name="WW_CharLFO15LVL9" style:family="text">
      <style:text-properties style:font-name="Wingdings"/>
    </style:style>
    <style:style style:name="WW_5f_CharLFO19LVL2" style:display-name="WW_CharLFO19LVL2" style:family="text">
      <style:text-properties style:font-name="Courier New" style:font-name-complex="Wingdings"/>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Wingdings"/>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Wingdings"/>
    </style:style>
    <style:style style:name="WW_5f_CharLFO19LVL9" style:display-name="WW_CharLFO19LVL9" style:family="text">
      <style:text-properties style:font-name="Wingdings"/>
    </style:style>
    <style:style style:name="WW_5f_CharLFO23LVL2" style:display-name="WW_CharLFO23LVL2" style:family="text">
      <style:text-properties style:font-name="Courier New" style:font-name-complex="Wingdings"/>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Wingdings"/>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Wingdings"/>
    </style:style>
    <style:style style:name="WW_5f_CharLFO23LVL9" style:display-name="WW_CharLFO23LVL9" style:family="text">
      <style:text-properties style:font-name="Wingdings"/>
    </style:style>
    <style:style style:name="WW_5f_CharLFO27LVL2" style:display-name="WW_CharLFO27LVL2" style:family="text">
      <style:text-properties style:font-name="Courier New" style:font-name-complex="Wingdings"/>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Wingdings"/>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Wingdings"/>
    </style:style>
    <style:style style:name="WW_5f_CharLFO27LVL9" style:display-name="WW_CharLFO27LVL9" style:family="text">
      <style:text-properties style:font-name="Wingdings"/>
    </style:style>
    <style:style style:name="WW_5f_CharLFO31LVL2" style:display-name="WW_CharLFO31LVL2" style:family="text">
      <style:text-properties style:font-name="Courier New" style:font-name-complex="Wingdings"/>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Wingdings"/>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Wingdings"/>
    </style:style>
    <style:style style:name="WW_5f_CharLFO31LVL9" style:display-name="WW_CharLFO31LVL9" style:family="text">
      <style:text-properties style:font-name="Wingdings"/>
    </style:style>
    <style:style style:name="WW_5f_CharLFO35LVL2" style:display-name="WW_CharLFO35LVL2" style:family="text">
      <style:text-properties style:font-name="Courier New" style:font-name-complex="Wingdings"/>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Wingdings"/>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Wingdings"/>
    </style:style>
    <style:style style:name="WW_5f_CharLFO35LVL9" style:display-name="WW_CharLFO35LVL9" style:family="text">
      <style:text-properties style:font-name="Wingdings"/>
    </style:style>
    <style:style style:name="WW_5f_CharLFO39LVL2" style:display-name="WW_CharLFO39LVL2" style:family="text">
      <style:text-properties style:font-name="Courier New" style:font-name-complex="Wingdings"/>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Wingdings"/>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Wingdings"/>
    </style:style>
    <style:style style:name="WW_5f_CharLFO39LVL9" style:display-name="WW_CharLFO39LVL9" style:family="text">
      <style:text-properties style:font-name="Wingdings"/>
    </style:style>
    <style:style style:name="WW_5f_CharLFO43LVL2" style:display-name="WW_CharLFO43LVL2" style:family="text">
      <style:text-properties style:font-name="Courier New" style:font-name-complex="Wingdings"/>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Wingdings"/>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Wingdings"/>
    </style:style>
    <style:style style:name="WW_5f_CharLFO43LVL9" style:display-name="WW_CharLFO43LVL9" style:family="text">
      <style:text-properties style:font-name="Wingdings"/>
    </style:style>
    <style:style style:name="WW_5f_CharLFO48LVL2" style:display-name="WW_CharLFO48LVL2" style:family="text">
      <style:text-properties style:font-name="Courier New" style:font-name-complex="Wingdings"/>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Wingdings"/>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Wingdings"/>
    </style:style>
    <style:style style:name="WW_5f_CharLFO48LVL9" style:display-name="WW_CharLFO48LVL9" style:family="text">
      <style:text-properties style:font-name="Wingdings"/>
    </style:style>
    <style:style style:name="WW_5f_CharLFO50LVL1" style:display-name="WW_CharLFO50LVL1" style:family="text">
      <style:text-properties fo:font-size="12pt" fo:font-weight="bold" style:font-size-asian="12pt" style:font-weight-asian="bold"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Стиль1">
      <text:list-level-style-number text:level="1" text:style-name="WW_5f_CharLFO45LVL1" style:num-format="1">
        <style:list-level-properties/>
      </text:list-level-style-number>
      <text:list-level-style-number text:level="2" text:style-name="WW_5f_CharLFO45LVL2" style:num-format="1" text:display-levels="2">
        <style:list-level-properties text:space-before="0.63cm" text:min-label-width="0.64cm"/>
      </text:list-level-style-number>
      <text:list-level-style-number text:level="3" text:style-name="WW_5f_CharLFO45LVL3" style:num-suffix=".1" style:num-format="1" text:display-levels="3">
        <style:list-level-properties text:space-before="1.27cm" text:min-label-width="0.635cm"/>
      </text:list-level-style-number>
      <text:list-level-style-number text:level="4" text:style-name="WW_5f_CharLFO45LVL4" style:num-suffix=".1.1.1"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7">
      <text:list-level-style-number text:level="1" style:num-suffix=".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8">
      <text:list-level-style-number text:level="1" style:num-suffix=".1.1." style:num-format="1">
        <style:list-level-properties text:space-before="1.27cm" text:min-label-width="0.635cm"/>
      </text:list-level-style-number>
      <text:list-level-style-bullet text:level="2" text:style-name="WW_5f_CharLFO48LVL2" text:bullet-char="o">
        <style:list-level-properties text:space-before="2.54cm" text:min-label-width="0.635cm"/>
        <style:text-properties style:font-name="Courier New"/>
      </text:list-level-style-bullet>
      <text:list-level-style-bullet text:level="3" text:style-name="WW_5f_CharLFO48LVL3" text:bullet-char="">
        <style:list-level-properties text:space-before="3.81cm" text:min-label-width="0.635cm"/>
        <style:text-properties style:font-name="Wingdings"/>
      </text:list-level-style-bullet>
      <text:list-level-style-bullet text:level="4" text:style-name="WW_5f_CharLFO48LVL4" text:bullet-char="">
        <style:list-level-properties text:space-before="5.08cm" text:min-label-width="0.635cm"/>
        <style:text-properties style:font-name="Symbol"/>
      </text:list-level-style-bullet>
      <text:list-level-style-bullet text:level="5" text:style-name="WW_5f_CharLFO48LVL5" text:bullet-char="o">
        <style:list-level-properties text:space-before="6.35cm" text:min-label-width="0.635cm"/>
        <style:text-properties style:font-name="Courier New"/>
      </text:list-level-style-bullet>
      <text:list-level-style-bullet text:level="6" text:style-name="WW_5f_CharLFO48LVL6" text:bullet-char="">
        <style:list-level-properties text:space-before="7.62cm" text:min-label-width="0.635cm"/>
        <style:text-properties style:font-name="Wingdings"/>
      </text:list-level-style-bullet>
      <text:list-level-style-bullet text:level="7" text:style-name="WW_5f_CharLFO48LVL7" text:bullet-char="">
        <style:list-level-properties text:space-before="8.89cm" text:min-label-width="0.635cm"/>
        <style:text-properties style:font-name="Symbol"/>
      </text:list-level-style-bullet>
      <text:list-level-style-bullet text:level="8" text:style-name="WW_5f_CharLFO48LVL8" text:bullet-char="o">
        <style:list-level-properties text:space-before="10.16cm" text:min-label-width="0.635cm"/>
        <style:text-properties style:font-name="Courier New"/>
      </text:list-level-style-bullet>
      <text:list-level-style-bullet text:level="9" text:style-name="WW_5f_CharLFO48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9">
      <text:list-level-style-number text:level="1" style:num-suffix=".1.1.1."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subject/>
    <meta:initial-creator>Gladkikh_D</meta:initial-creator>
    <meta:creation-date>2012-08-13T12:12:00Z</meta:creation-date>
    <dc:date>2013-06-10T14:23:33.10</dc:date>
    <meta:print-date>2012-05-10T12:07:00Z</meta:print-date>
    <meta:editing-cycles>15</meta:editing-cycles>
    <meta:editing-duration>PT24M23S</meta:editing-duration>
    <meta:document-statistic meta:table-count="0" meta:image-count="0" meta:object-count="0" meta:page-count="17" meta:paragraph-count="176" meta:word-count="6884" meta:character-count="54681"/>
    <meta:template xlink:type="simple" xlink:actuate="onRequest" xlink:title="" xlink:href="../../../../../../Documents%20and%20Settings/Admin/Рабочий%20стол/norisk/norisk/offer_escrow_14062012.odt/Normal.dotm"/>
  </office:meta>
</office:document-meta>
</file>